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officeooo:rsid="000b3b14" officeooo:paragraph-rsid="000b3b14"/>
    </style:style>
    <style:style style:name="P3" style:family="paragraph" style:parent-style-name="Standard">
      <style:paragraph-properties fo:text-align="justify" style:justify-single-word="false"/>
      <style:text-properties officeooo:rsid="000b3b14" officeooo:paragraph-rsid="000cb517"/>
    </style:style>
    <style:style style:name="P4" style:family="paragraph" style:parent-style-name="Standard">
      <style:paragraph-properties fo:text-align="justify" style:justify-single-word="false"/>
      <style:text-properties officeooo:rsid="000b3b14" officeooo:paragraph-rsid="005fbfd7"/>
    </style:style>
    <style:style style:name="P5" style:family="paragraph" style:parent-style-name="Standard">
      <style:paragraph-properties fo:text-align="justify" style:justify-single-word="false"/>
      <style:text-properties officeooo:rsid="000cb517" officeooo:paragraph-rsid="000cb517"/>
    </style:style>
    <style:style style:name="P6" style:family="paragraph" style:parent-style-name="Standard">
      <style:paragraph-properties fo:text-align="justify" style:justify-single-word="false"/>
      <style:text-properties officeooo:rsid="000cb517" officeooo:paragraph-rsid="005fbfd7"/>
    </style:style>
    <style:style style:name="P7" style:family="paragraph" style:parent-style-name="Standard">
      <style:paragraph-properties fo:text-align="justify" style:justify-single-word="false"/>
      <style:text-properties officeooo:rsid="000d01fd" officeooo:paragraph-rsid="000d01fd"/>
    </style:style>
    <style:style style:name="P8" style:family="paragraph" style:parent-style-name="Standard">
      <style:paragraph-properties fo:text-align="justify" style:justify-single-word="false"/>
      <style:text-properties officeooo:rsid="000d01fd" officeooo:paragraph-rsid="005fbfd7"/>
    </style:style>
    <style:style style:name="P9" style:family="paragraph" style:parent-style-name="Standard">
      <style:paragraph-properties fo:text-align="justify" style:justify-single-word="false"/>
      <style:text-properties officeooo:rsid="000de28d" officeooo:paragraph-rsid="000de28d"/>
    </style:style>
    <style:style style:name="P10" style:family="paragraph" style:parent-style-name="Standard">
      <style:paragraph-properties fo:text-align="justify" style:justify-single-word="false"/>
      <style:text-properties officeooo:rsid="000f4744" officeooo:paragraph-rsid="000f4744"/>
    </style:style>
    <style:style style:name="P11" style:family="paragraph" style:parent-style-name="Standard">
      <style:paragraph-properties fo:text-align="end" style:justify-single-word="false"/>
      <style:text-properties fo:font-size="10pt" fo:font-style="italic" style:text-underline-style="none" officeooo:rsid="000f4744" officeooo:paragraph-rsid="000f4744" style:font-size-asian="10pt" style:font-style-asian="italic" style:font-size-complex="10pt" style:font-style-complex="italic"/>
    </style:style>
    <style:style style:name="P12" style:family="paragraph" style:parent-style-name="Standard">
      <style:paragraph-properties fo:text-align="end" style:justify-single-word="false"/>
      <style:text-properties fo:font-size="10pt" fo:font-style="italic" style:text-underline-style="none" officeooo:rsid="0017218e" officeooo:paragraph-rsid="0017218e" style:font-size-asian="10pt" style:font-style-asian="italic" style:font-size-complex="10pt" style:font-style-complex="italic"/>
    </style:style>
    <style:style style:name="P13" style:family="paragraph" style:parent-style-name="Standard">
      <style:paragraph-properties fo:text-align="end" style:justify-single-word="false"/>
      <style:text-properties fo:font-size="12pt" fo:font-style="italic" style:text-underline-style="none" officeooo:rsid="000f4744" officeooo:paragraph-rsid="000f4744" style:font-size-asian="10.5pt" style:font-style-asian="italic" style:font-size-complex="12pt" style:font-style-complex="italic"/>
    </style:style>
    <style:style style:name="P14" style:family="paragraph" style:parent-style-name="Standard">
      <style:paragraph-properties fo:text-align="justify" style:justify-single-word="false"/>
      <style:text-properties fo:font-size="12pt" fo:font-style="italic" style:text-underline-style="none" officeooo:rsid="0017218e" officeooo:paragraph-rsid="0017218e" style:font-size-asian="10.5pt" style:font-style-asian="italic" style:font-size-complex="12pt" style:font-style-complex="italic"/>
    </style:style>
    <style:style style:name="P15" style:family="paragraph" style:parent-style-name="Standard">
      <style:paragraph-properties fo:text-align="justify" style:justify-single-word="false"/>
      <style:text-properties fo:font-size="12pt" fo:font-style="italic" style:text-underline-style="none" fo:font-weight="normal" officeooo:rsid="0019921a" officeooo:paragraph-rsid="0017218e"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normal" style:text-underline-style="none" officeooo:rsid="000f4744" officeooo:paragraph-rsid="000f4744"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fo:font-size="12pt" fo:font-style="normal" style:text-underline-style="none" officeooo:rsid="001216ee" officeooo:paragraph-rsid="001216ee" style:font-size-asian="10.5pt" style:font-style-asian="normal" style:font-size-complex="12pt" style:font-style-complex="normal"/>
    </style:style>
    <style:style style:name="P18" style:family="paragraph" style:parent-style-name="Standard">
      <style:paragraph-properties fo:text-align="justify" style:justify-single-word="false"/>
      <style:text-properties fo:font-size="12pt" fo:font-style="normal" style:text-underline-style="none" officeooo:rsid="0015d50f" officeooo:paragraph-rsid="0015d50f" style:font-size-asian="10.5pt" style:font-style-asian="normal" style:font-size-complex="12pt" style:font-style-complex="normal"/>
    </style:style>
    <style:style style:name="P19" style:family="paragraph" style:parent-style-name="Standard">
      <style:paragraph-properties fo:text-align="end" style:justify-single-word="false"/>
      <style:text-properties fo:font-size="12pt" fo:font-style="normal" style:text-underline-style="none" officeooo:rsid="0017218e" officeooo:paragraph-rsid="0017218e" style:font-size-asian="10.5pt" style:font-style-asian="normal" style:font-size-complex="12pt" style:font-style-complex="normal"/>
    </style:style>
    <style:style style:name="P20" style:family="paragraph" style:parent-style-name="Standard">
      <style:paragraph-properties fo:text-align="justify" style:justify-single-word="false"/>
      <style:text-properties fo:font-size="12pt" fo:font-style="normal" style:text-underline-style="none" officeooo:rsid="0017218e" officeooo:paragraph-rsid="0017218e" style:font-size-asian="10.5pt" style:font-style-asian="normal" style:font-size-complex="12pt" style:font-style-complex="normal"/>
    </style:style>
    <style:style style:name="P21" style:family="paragraph" style:parent-style-name="Standard">
      <style:paragraph-properties fo:text-align="justify" style:justify-single-word="false"/>
      <style:text-properties fo:font-size="12pt" fo:font-style="normal" style:text-underline-style="none" officeooo:rsid="0017218e" officeooo:paragraph-rsid="002346ba"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1ad8f2" officeooo:paragraph-rsid="0017218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normal" officeooo:rsid="002346ba" officeooo:paragraph-rsid="002346b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officeooo:rsid="005fbfd7" officeooo:paragraph-rsid="005fbfd7"/>
    </style:style>
    <style:style style:name="P25" style:family="paragraph" style:parent-style-name="Standard">
      <style:paragraph-properties fo:text-align="justify" style:justify-single-word="false"/>
      <style:text-properties officeooo:rsid="00609cd1" officeooo:paragraph-rsid="00609cd1"/>
    </style:style>
    <style:style style:name="P26" style:family="paragraph" style:parent-style-name="Standard">
      <style:paragraph-properties fo:text-align="justify" style:justify-single-word="false"/>
      <style:text-properties officeooo:rsid="006208d4" officeooo:paragraph-rsid="006208d4"/>
    </style:style>
    <style:style style:name="P27" style:family="paragraph" style:parent-style-name="Standard" style:master-page-name="">
      <loext:graphic-properties draw:fill="none"/>
      <style:paragraph-properties fo:margin-left="1.199cm" fo:margin-right="1.199cm" fo:text-align="center" style:justify-single-word="false" fo:text-indent="0cm" style:auto-text-indent="false" style:page-number="auto" fo:background-color="transparent"/>
      <style:text-properties style:font-name="URW Chancery L" fo:font-style="italic" officeooo:rsid="000f4744" officeooo:paragraph-rsid="000f4744" style:font-style-asian="italic" style:font-style-complex="italic"/>
    </style:style>
    <style:style style:name="P28" style:family="paragraph" style:parent-style-name="Standard">
      <style:paragraph-properties fo:margin-left="0cm" fo:margin-right="0cm" fo:text-align="justify" style:justify-single-word="false" fo:text-indent="0cm" style:auto-text-indent="false"/>
      <style:text-properties officeooo:rsid="000f4744" officeooo:paragraph-rsid="000f4744"/>
    </style:style>
    <style:style style:name="P29" style:family="paragraph" style:parent-style-name="Standard">
      <style:paragraph-properties fo:margin-left="0cm" fo:margin-right="0cm" fo:text-align="justify" style:justify-single-word="false" fo:text-indent="0cm" style:auto-text-indent="false"/>
      <style:text-properties style:text-position="0% 100%" fo:font-size="12pt" fo:font-style="italic" style:text-underline-style="none" fo:font-weight="bold" officeooo:rsid="004539da" officeooo:paragraph-rsid="004539da" style:font-size-asian="10.5pt" style:font-style-asian="italic" style:font-weight-asian="bold" style:font-size-complex="12pt" style:font-style-complex="italic" style:font-weight-complex="bold"/>
    </style:style>
    <style:style style:name="P30" style:family="paragraph" style:parent-style-name="Standard">
      <style:paragraph-properties fo:margin-left="0cm" fo:margin-right="0cm" fo:text-align="center" style:justify-single-word="false" fo:text-indent="0cm" style:auto-text-indent="false"/>
      <style:text-properties style:text-position="0% 100%" fo:font-size="12pt" fo:font-style="italic" style:text-underline-style="none" fo:font-weight="bold" officeooo:rsid="00664eb4" officeooo:paragraph-rsid="0064b4fd" style:font-size-asian="10.5pt" style:font-style-asian="italic" style:font-weight-asian="bold" style:font-size-complex="12pt" style:font-style-complex="italic" style:font-weight-complex="bold"/>
    </style:style>
    <style:style style:name="P31" style:family="paragraph" style:parent-style-name="Standard">
      <style:paragraph-properties fo:margin-left="0cm" fo:margin-right="0cm" fo:text-align="center" style:justify-single-word="false" fo:text-indent="0cm" style:auto-text-indent="false"/>
      <style:text-properties style:text-position="0% 100%" fo:font-size="12pt" fo:font-style="italic" style:text-underline-style="none" fo:font-weight="bold" officeooo:rsid="00677709" officeooo:paragraph-rsid="00664eb4" style:font-size-asian="10.5pt" style:font-style-asian="italic" style:font-weight-asian="bold" style:font-size-complex="12pt" style:font-style-complex="italic" style:font-weight-complex="bold"/>
    </style:style>
    <style:style style:name="P32" style:family="paragraph" style:parent-style-name="Standard">
      <style:paragraph-properties fo:margin-left="0cm" fo:margin-right="0cm" fo:text-align="center" style:justify-single-word="false" fo:text-indent="0cm" style:auto-text-indent="false"/>
      <style:text-properties style:text-position="0% 100%" fo:font-size="12pt" fo:font-style="italic" style:text-underline-style="none" fo:font-weight="bold" officeooo:rsid="0067e57f" officeooo:paragraph-rsid="0067e57f" style:font-size-asian="10.5pt" style:font-style-asian="italic" style:font-weight-asian="bold" style:font-size-complex="12pt" style:font-style-complex="italic" style:font-weight-complex="bold"/>
    </style:style>
    <style:style style:name="P33"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4539da" officeooo:paragraph-rsid="004539da"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4705df" officeooo:paragraph-rsid="004539da"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4f1b36" officeooo:paragraph-rsid="004f1b36"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0d01fd" officeooo:paragraph-rsid="005fbfd7"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4b4fd" officeooo:paragraph-rsid="0064b4fd"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7e57f" officeooo:paragraph-rsid="00677709"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7e8ef" officeooo:paragraph-rsid="0067e57f"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text-align="center" style:justify-single-word="false" fo:text-indent="0cm" style:auto-text-indent="false"/>
      <style:text-properties style:text-position="0% 100%" fo:font-size="12pt" fo:font-style="normal" style:text-underline-style="none" fo:font-weight="bold" officeooo:rsid="00677709" officeooo:paragraph-rsid="00677709" style:font-size-asian="10.5pt" style:font-style-asian="normal" style:font-weight-asian="bold" style:font-size-complex="12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solid" style:text-underline-width="auto" style:text-underline-color="font-color" fo:font-weight="normal" officeooo:rsid="000d01fd" officeooo:paragraph-rsid="005fbfd7"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text-underline-style="none" officeooo:rsid="0064b4fd" officeooo:paragraph-rsid="0064b4fd"/>
    </style:style>
    <style:style style:name="P43" style:family="paragraph" style:parent-style-name="Standard">
      <style:paragraph-properties fo:margin-left="0cm" fo:margin-right="0cm" fo:text-align="justify" style:justify-single-word="false" fo:text-indent="0cm" style:auto-text-indent="false"/>
      <style:text-properties style:text-underline-style="none" officeooo:rsid="00677709" officeooo:paragraph-rsid="00677709"/>
    </style:style>
    <style:style style:name="P44" style:family="paragraph" style:parent-style-name="Standard">
      <style:paragraph-properties fo:margin-left="0cm" fo:margin-right="0cm" fo:text-align="justify" style:justify-single-word="false" fo:text-indent="0cm" style:auto-text-indent="false"/>
      <style:text-properties style:text-underline-style="none" officeooo:rsid="0067e57f" officeooo:paragraph-rsid="0067e57f"/>
    </style:style>
    <style:style style:name="P45" style:family="paragraph" style:parent-style-name="Standard">
      <style:paragraph-properties fo:margin-left="0cm" fo:margin-right="0cm" fo:text-align="justify" style:justify-single-word="false" fo:text-indent="0cm" style:auto-text-indent="false"/>
      <style:text-properties style:text-underline-style="none" officeooo:rsid="0067e8ef" officeooo:paragraph-rsid="0067e8ef"/>
    </style:style>
    <style:style style:name="P46"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4b4fd" officeooo:paragraph-rsid="0064b4fd" style:font-style-asian="italic" style:font-weight-asian="bold" style:font-style-complex="italic" style:font-weight-complex="bold"/>
    </style:style>
    <style:style style:name="P47"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64eb4" officeooo:paragraph-rsid="00664eb4" style:font-style-asian="italic" style:font-weight-asian="bold" style:font-style-complex="italic" style:font-weight-complex="bold"/>
    </style:style>
    <style:style style:name="P48"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77709" officeooo:paragraph-rsid="00677709" style:font-style-asian="italic" style:font-weight-asian="bold" style:font-style-complex="italic" style:font-weight-complex="bold"/>
    </style:style>
    <style:style style:name="P49"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7e8ef" officeooo:paragraph-rsid="0067e8ef" style:font-style-asian="italic" style:font-weight-asian="bold" style:font-style-complex="italic" style:font-weight-complex="bold"/>
    </style:style>
    <style:style style:name="P50" style:family="paragraph" style:parent-style-name="Standard">
      <style:paragraph-properties fo:margin-left="0cm" fo:margin-right="0cm" fo:text-align="justify" style:justify-single-word="false" fo:text-indent="0cm" style:auto-text-indent="false" fo:break-before="page"/>
      <style:text-properties style:text-position="0% 100%" fo:font-size="12pt" fo:font-style="normal" style:text-underline-style="none" fo:font-weight="normal" officeooo:rsid="004f1b36" officeooo:paragraph-rsid="004f1b36"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fo:break-before="page"/>
      <style:text-properties style:text-position="0% 100%" fo:font-size="12pt" fo:font-style="normal" style:text-underline-style="solid" style:text-underline-width="auto" style:text-underline-color="font-color" fo:font-weight="normal" officeooo:rsid="000d01fd" officeooo:paragraph-rsid="005fbfd7" style:font-size-asian="10.5pt" style:font-style-asian="normal" style:font-weight-asian="normal" style:font-size-complex="12pt" style:font-style-complex="normal" style:font-weight-complex="normal"/>
    </style:style>
    <style:style style:name="P52" style:family="paragraph" style:parent-style-name="Standard" style:master-page-name="">
      <loext:graphic-properties draw:fill="none"/>
      <style:paragraph-properties fo:margin-left="1.199cm" fo:margin-right="1cm" fo:text-align="center" style:justify-single-word="false" fo:text-indent="0cm" style:auto-text-indent="false" style:page-number="auto" fo:background-color="transparent"/>
      <style:text-properties style:font-name="URW Chancery L" fo:font-size="12pt" fo:font-style="normal" style:text-underline-style="none" officeooo:rsid="0015d50f" officeooo:paragraph-rsid="0015d50f" style:font-size-asian="10.5pt" style:font-style-asian="normal" style:font-size-complex="12pt" style:font-style-complex="normal"/>
    </style:style>
    <style:style style:name="P53" style:family="paragraph" style:parent-style-name="Standard" style:master-page-name="">
      <loext:graphic-properties draw:fill="none"/>
      <style:paragraph-properties fo:margin-left="1.199cm" fo:margin-right="1cm" fo:text-align="justify" style:justify-single-word="false" fo:text-indent="0cm" style:auto-text-indent="false" style:page-number="auto" fo:background-color="transparent"/>
      <style:text-properties style:font-name="URW Chancery L" fo:font-size="9pt" fo:font-style="italic" style:text-underline-style="none" fo:font-weight="bold" officeooo:rsid="001ad8f2" officeooo:paragraph-rsid="0017218e" style:font-size-asian="9pt" style:font-style-asian="italic" style:font-weight-asian="bold" style:font-size-complex="9pt" style:font-style-complex="italic" style:font-weight-complex="bold"/>
    </style:style>
    <style:style style:name="P54"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23ea78" officeooo:paragraph-rsid="0023ea78" style:font-size-asian="10.5pt" style:font-style-asian="italic" style:font-weight-asian="bold" style:font-size-complex="12pt" style:font-style-complex="italic" style:font-weight-complex="bold"/>
    </style:style>
    <style:style style:name="P55"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290c2e" officeooo:paragraph-rsid="00290c2e" style:font-size-asian="10.5pt" style:font-style-asian="italic" style:font-weight-asian="bold" style:font-size-complex="12pt" style:font-style-complex="italic" style:font-weight-complex="bold"/>
    </style:style>
    <style:style style:name="P56"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2c9ba5" officeooo:paragraph-rsid="002c9ba5" style:font-size-asian="10.5pt" style:font-style-asian="italic" style:font-weight-asian="bold" style:font-size-complex="12pt" style:font-style-complex="italic" style:font-weight-complex="bold"/>
    </style:style>
    <style:style style:name="P57"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337927" officeooo:paragraph-rsid="00337927" style:font-size-asian="10.5pt" style:font-style-asian="italic" style:font-weight-asian="bold" style:font-size-complex="12pt" style:font-style-complex="italic" style:font-weight-complex="bold"/>
    </style:style>
    <style:style style:name="P58"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368b0c" officeooo:paragraph-rsid="00368b0c" style:font-size-asian="10.5pt" style:font-style-asian="italic" style:font-weight-asian="bold" style:font-size-complex="12pt" style:font-style-complex="italic" style:font-weight-complex="bold"/>
    </style:style>
    <style:style style:name="P59"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399ad4" officeooo:paragraph-rsid="00399ad4" style:font-size-asian="10.5pt" style:font-style-asian="italic" style:font-weight-asian="bold" style:font-size-complex="12pt" style:font-style-complex="italic" style:font-weight-complex="bold"/>
    </style:style>
    <style:style style:name="P60" style:family="paragraph" style:parent-style-name="Standard">
      <style:paragraph-properties fo:margin-left="1.251cm" fo:margin-right="0cm" fo:text-align="center" style:justify-single-word="false" fo:text-indent="0cm" style:auto-text-indent="false"/>
      <style:text-properties fo:font-size="12pt" fo:font-style="italic" style:text-underline-style="none" fo:font-weight="bold" officeooo:rsid="003bcb99" officeooo:paragraph-rsid="003bcb99" style:font-size-asian="10.5pt" style:font-style-asian="italic" style:font-weight-asian="bold" style:font-size-complex="12pt" style:font-style-complex="italic" style:font-weight-complex="bold"/>
    </style:style>
    <style:style style:name="P61" style:family="paragraph" style:parent-style-name="Standard">
      <style:paragraph-properties fo:margin-left="1.251cm" fo:margin-right="0cm" fo:text-align="justify" style:justify-single-word="false" fo:text-indent="0cm" style:auto-text-indent="false"/>
      <style:text-properties fo:font-size="12pt" fo:font-style="normal" style:text-underline-style="none" fo:font-weight="normal" officeooo:rsid="00290c2e" officeooo:paragraph-rsid="0023ea78"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2be4ea" officeooo:paragraph-rsid="00290c2e"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2f891a" officeooo:paragraph-rsid="002c9ba5"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37927" officeooo:paragraph-rsid="00337927"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68b0c" officeooo:paragraph-rsid="00337927"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68b0c" officeooo:paragraph-rsid="00368b0c"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6c106" officeooo:paragraph-rsid="00368b0c"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bcb99" officeooo:paragraph-rsid="003c06e7"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ab988" officeooo:paragraph-rsid="00399ad4"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d930d" officeooo:paragraph-rsid="003d930d"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127ff" officeooo:paragraph-rsid="003d930d"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127ff" officeooo:paragraph-rsid="004127ff"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34626" officeooo:paragraph-rsid="00434626"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9d016" officeooo:paragraph-rsid="004705df"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9e843" officeooo:paragraph-rsid="0049d016"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be74f" officeooo:paragraph-rsid="0049e843"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f1b36" officeooo:paragraph-rsid="004f1b36"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0354f" officeooo:paragraph-rsid="0050354f"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0d9fb" officeooo:paragraph-rsid="0050d9fb"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109bc" officeooo:paragraph-rsid="005109bc"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113ef" officeooo:paragraph-rsid="005113ef"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d0e96" officeooo:paragraph-rsid="004be74f"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29216" officeooo:paragraph-rsid="00529216"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545e0" officeooo:paragraph-rsid="005545e0"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649a4" officeooo:paragraph-rsid="005649a4"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1.251cm" fo:margin-right="0cm" fo:text-align="center" style:justify-single-word="false" fo:text-indent="0cm" style:auto-text-indent="false"/>
      <style:text-properties style:text-position="0% 100%" fo:font-size="12pt" fo:font-style="italic" style:text-underline-style="none" fo:font-weight="bold" officeooo:rsid="003c06e7" officeooo:paragraph-rsid="003c06e7" style:font-size-asian="10.5pt" style:font-style-asian="italic" style:font-weight-asian="bold" style:font-size-complex="12pt" style:font-style-complex="italic" style:font-weight-complex="bold"/>
    </style:style>
    <style:style style:name="P87"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3d930d" officeooo:paragraph-rsid="003d930d" style:font-size-asian="10.5pt" style:font-style-asian="italic" style:font-weight-asian="bold" style:font-size-complex="12pt" style:font-style-complex="italic" style:font-weight-complex="bold"/>
    </style:style>
    <style:style style:name="P88" style:family="paragraph" style:parent-style-name="Standard">
      <style:paragraph-properties fo:margin-left="1.251cm" fo:margin-right="0cm" fo:text-align="center" style:justify-single-word="false" fo:text-indent="0cm" style:auto-text-indent="false"/>
      <style:text-properties style:text-position="0% 100%" fo:font-size="12pt" fo:font-style="italic" style:text-underline-style="none" fo:font-weight="bold" officeooo:rsid="004127ff" officeooo:paragraph-rsid="004127ff" style:font-size-asian="10.5pt" style:font-style-asian="italic" style:font-weight-asian="bold" style:font-size-complex="12pt" style:font-style-complex="italic" style:font-weight-complex="bold"/>
    </style:style>
    <style:style style:name="P89"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34626" officeooo:paragraph-rsid="00434626" style:font-size-asian="10.5pt" style:font-style-asian="italic" style:font-weight-asian="bold" style:font-size-complex="12pt" style:font-style-complex="italic" style:font-weight-complex="bold"/>
    </style:style>
    <style:style style:name="P90"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705df" officeooo:paragraph-rsid="004705df" style:font-size-asian="10.5pt" style:font-style-asian="italic" style:font-weight-asian="bold" style:font-size-complex="12pt" style:font-style-complex="italic" style:font-weight-complex="bold"/>
    </style:style>
    <style:style style:name="P91" style:family="paragraph" style:parent-style-name="Standard">
      <style:paragraph-properties fo:margin-left="1.251cm" fo:margin-right="0cm" fo:text-align="center" style:justify-single-word="false" fo:text-indent="0cm" style:auto-text-indent="false"/>
      <style:text-properties style:text-position="0% 100%" fo:font-size="12pt" fo:font-style="italic" style:text-underline-style="none" fo:font-weight="bold" officeooo:rsid="0049d016" officeooo:paragraph-rsid="0049d016" style:font-size-asian="10.5pt" style:font-style-asian="italic" style:font-weight-asian="bold" style:font-size-complex="12pt" style:font-style-complex="italic" style:font-weight-complex="bold"/>
    </style:style>
    <style:style style:name="P92"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9d016" officeooo:paragraph-rsid="0049d016" style:font-size-asian="10.5pt" style:font-style-asian="italic" style:font-weight-asian="bold" style:font-size-complex="12pt" style:font-style-complex="italic" style:font-weight-complex="bold"/>
    </style:style>
    <style:style style:name="P93"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9e843" officeooo:paragraph-rsid="0049e843" style:font-size-asian="10.5pt" style:font-style-asian="italic" style:font-weight-asian="bold" style:font-size-complex="12pt" style:font-style-complex="italic" style:font-weight-complex="bold"/>
    </style:style>
    <style:style style:name="P94"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be74f" officeooo:paragraph-rsid="004be74f" style:font-size-asian="10.5pt" style:font-style-asian="italic" style:font-weight-asian="bold" style:font-size-complex="12pt" style:font-style-complex="italic" style:font-weight-complex="bold"/>
    </style:style>
    <style:style style:name="P95" style:family="paragraph" style:parent-style-name="Standard">
      <style:paragraph-properties fo:margin-left="2.501cm" fo:margin-right="0cm" fo:text-align="justify" style:justify-single-word="false" fo:text-indent="0cm" style:auto-text-indent="false"/>
      <style:text-properties style:text-position="0% 100%" fo:font-size="12pt" fo:font-style="italic" style:text-underline-style="none" fo:font-weight="bold" officeooo:rsid="00434626" officeooo:paragraph-rsid="00434626" style:font-size-asian="10.5pt" style:font-style-asian="italic" style:font-weight-asian="bold" style:font-size-complex="12pt" style:font-style-complex="italic" style:font-weight-complex="bold"/>
    </style:style>
    <style:style style:name="P96" style:family="paragraph" style:parent-style-name="Standard">
      <style:paragraph-properties fo:margin-left="2.501cm" fo:margin-right="0cm" fo:text-align="justify" style:justify-single-word="false" fo:text-indent="0cm" style:auto-text-indent="false"/>
      <style:text-properties style:text-position="0% 100%" fo:font-size="12pt" fo:font-style="normal" style:text-underline-style="none" fo:font-weight="normal" officeooo:rsid="00434626" officeooo:paragraph-rsid="00434626"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2.501cm" fo:margin-right="0cm" fo:text-align="justify" style:justify-single-word="false" fo:text-indent="0cm" style:auto-text-indent="false"/>
      <style:text-properties style:text-position="0% 100%" fo:font-size="12pt" fo:font-style="normal" style:text-underline-style="none" fo:font-weight="normal" officeooo:rsid="004539da" officeooo:paragraph-rsid="004539da" style:font-size-asian="10.5pt" style:font-style-asian="normal" style:font-weight-asian="normal" style:font-size-complex="12pt" style:font-style-complex="normal" style:font-weight-complex="normal"/>
    </style:style>
    <style:style style:name="P98" style:family="paragraph" style:parent-style-name="Standard" style:list-style-name="L1">
      <style:paragraph-properties fo:text-align="justify" style:justify-single-word="false"/>
      <style:text-properties officeooo:rsid="000b3b14" officeooo:paragraph-rsid="000b3b14"/>
    </style:style>
    <style:style style:name="P99" style:family="paragraph" style:parent-style-name="Standard" style:list-style-name="L1">
      <style:paragraph-properties fo:text-align="justify" style:justify-single-word="false"/>
      <style:text-properties officeooo:rsid="000b3b14" officeooo:paragraph-rsid="005fbfd7"/>
    </style:style>
    <style:style style:name="P100" style:family="paragraph" style:parent-style-name="Standard" style:list-style-name="L2">
      <style:paragraph-properties fo:text-align="justify" style:justify-single-word="false"/>
      <style:text-properties officeooo:rsid="000b3b14" officeooo:paragraph-rsid="000cb517"/>
    </style:style>
    <style:style style:name="P101" style:family="paragraph" style:parent-style-name="Standard" style:list-style-name="L2">
      <style:paragraph-properties fo:text-align="justify" style:justify-single-word="false"/>
      <style:text-properties officeooo:rsid="000b3b14" officeooo:paragraph-rsid="000b3b14"/>
    </style:style>
    <style:style style:name="P102" style:family="paragraph" style:parent-style-name="Standard" style:list-style-name="L3">
      <style:paragraph-properties fo:text-align="justify" style:justify-single-word="false"/>
      <style:text-properties officeooo:rsid="000cb517" officeooo:paragraph-rsid="000cb517"/>
    </style:style>
    <style:style style:name="P103" style:family="paragraph" style:parent-style-name="Standard" style:list-style-name="L3">
      <style:paragraph-properties fo:text-align="justify" style:justify-single-word="false"/>
      <style:text-properties officeooo:rsid="000d01fd" officeooo:paragraph-rsid="000d01fd"/>
    </style:style>
    <style:style style:name="P104" style:family="paragraph" style:parent-style-name="Standard" style:list-style-name="L4">
      <style:paragraph-properties fo:text-align="justify" style:justify-single-word="false"/>
      <style:text-properties officeooo:rsid="000d01fd" officeooo:paragraph-rsid="000d01fd"/>
    </style:style>
    <style:style style:name="P105" style:family="paragraph" style:parent-style-name="Standard" style:list-style-name="L5">
      <style:paragraph-properties fo:text-align="justify" style:justify-single-word="false"/>
      <style:text-properties fo:font-size="12pt" fo:font-style="normal" style:text-underline-style="none" officeooo:rsid="001216ee" officeooo:paragraph-rsid="001216ee" style:font-size-asian="10.5pt" style:font-style-asian="normal" style:font-size-complex="12pt" style:font-style-complex="normal"/>
    </style:style>
    <style:style style:name="P106" style:family="paragraph" style:parent-style-name="Standard" style:list-style-name="L6">
      <style:paragraph-properties fo:text-align="justify" style:justify-single-word="false"/>
      <style:text-properties officeooo:rsid="006208d4" officeooo:paragraph-rsid="006208d4"/>
    </style:style>
    <style:style style:name="P107" style:family="paragraph" style:parent-style-name="Standard" style:list-style-name="L6">
      <style:paragraph-properties fo:text-align="justify" style:justify-single-word="false"/>
      <style:text-properties officeooo:rsid="006349c9" officeooo:paragraph-rsid="006349c9"/>
    </style:style>
    <style:style style:name="P108" style:family="paragraph" style:parent-style-name="Standard" style:master-page-name="Standard">
      <style:paragraph-properties fo:text-align="justify" style:justify-single-word="false" style:page-number="auto"/>
      <style:text-properties officeooo:rsid="000de28d" officeooo:paragraph-rsid="000de28d"/>
    </style:style>
    <style:style style:name="P109" style:family="paragraph" style:parent-style-name="Standard" style:list-style-name="L7">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349c9" officeooo:paragraph-rsid="005fbfd7" style:font-size-asian="10.5pt" style:font-style-asian="normal" style:font-weight-asian="normal" style:font-size-complex="12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7e8ef" officeooo:paragraph-rsid="0067e57f"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707ac0" officeooo:paragraph-rsid="00707ac0"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707ac0" officeooo:paragraph-rsid="00707ac0" style:font-size-asian="10.5pt" style:font-style-asian="normal" style:font-weight-asian="normal" style:font-size-complex="12pt" style:font-style-complex="normal" style:font-weight-complex="normal"/>
    </style:style>
    <style:style style:name="T1" style:family="text">
      <style:text-properties officeooo:rsid="0010fc5d"/>
    </style:style>
    <style:style style:name="T2" style:family="text">
      <style:text-properties fo:font-style="italic" style:font-style-asian="italic" style:font-style-complex="italic"/>
    </style:style>
    <style:style style:name="T3" style:family="text">
      <style:text-properties fo:font-style="italic" officeooo:rsid="0023ea78" style:font-style-asian="italic" style:font-style-complex="italic"/>
    </style:style>
    <style:style style:name="T4" style:family="text">
      <style:text-properties fo:font-style="italic" officeooo:rsid="0050d9fb" style:font-style-asian="italic" style:font-style-complex="italic"/>
    </style:style>
    <style:style style:name="T5" style:family="text">
      <style:text-properties fo:font-style="italic" officeooo:rsid="0052ad6e" style:font-style-asian="italic" style:font-style-complex="italic"/>
    </style:style>
    <style:style style:name="T6" style:family="text">
      <style:text-properties fo:font-style="italic" officeooo:rsid="005437dd" style:font-style-asian="italic" style:font-style-complex="italic"/>
    </style:style>
    <style:style style:name="T7" style:family="text">
      <style:text-properties fo:font-style="italic" officeooo:rsid="005a0752" style:font-style-asian="italic" style:font-style-complex="italic"/>
    </style:style>
    <style:style style:name="T8" style:family="text">
      <style:text-properties fo:font-style="italic" officeooo:rsid="005d5e04" style:font-style-asian="italic" style:font-style-complex="italic"/>
    </style:style>
    <style:style style:name="T9" style:family="text">
      <style:text-properties fo:font-style="italic" officeooo:rsid="006baef8" style:font-style-asian="italic" style:font-style-complex="italic"/>
    </style:style>
    <style:style style:name="T10" style:family="text">
      <style:text-properties fo:font-style="italic" officeooo:rsid="006c2f63" style:font-style-asian="italic" style:font-style-complex="italic"/>
    </style:style>
    <style:style style:name="T11" style:family="text">
      <style:text-properties fo:font-style="italic" officeooo:rsid="006cec20" style:font-style-asian="italic" style:font-style-complex="italic"/>
    </style:style>
    <style:style style:name="T12" style:family="text">
      <style:text-properties fo:font-style="italic" officeooo:rsid="006ebeed" style:font-style-asian="italic" style:font-style-complex="italic"/>
    </style:style>
    <style:style style:name="T13" style:family="text">
      <style:text-properties fo:font-style="italic" officeooo:rsid="006f06c8" style:font-style-asian="italic" style:font-style-complex="italic"/>
    </style:style>
    <style:style style:name="T14" style:family="text">
      <style:text-properties fo:font-style="italic" officeooo:rsid="006f8f01" style:font-style-asian="italic" style:font-style-complex="italic"/>
    </style:style>
    <style:style style:name="T15" style:family="text">
      <style:text-properties fo:font-style="italic" officeooo:rsid="00719b8e" style:font-style-asian="italic" style:font-style-complex="italic"/>
    </style:style>
    <style:style style:name="T16" style:family="text">
      <style:text-properties fo:font-style="italic" officeooo:rsid="00767749" style:font-style-asian="italic" style:font-style-complex="italic"/>
    </style:style>
    <style:style style:name="T17" style:family="text">
      <style:text-properties fo:font-style="italic" fo:font-weight="normal" officeooo:rsid="001cac09" style:font-style-asian="italic" style:font-weight-asian="normal" style:font-style-complex="italic" style:font-weight-complex="normal"/>
    </style:style>
    <style:style style:name="T18" style:family="text">
      <style:text-properties fo:font-style="italic" fo:font-weight="normal" officeooo:rsid="00219bf5"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8ed98" style:font-style-asian="normal" style:font-style-complex="normal"/>
    </style:style>
    <style:style style:name="T22" style:family="text">
      <style:text-properties fo:font-style="normal" officeooo:rsid="003f5462"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8ed98" style:font-style-asian="normal" style:font-weight-asian="normal" style:font-style-complex="normal" style:font-weight-complex="normal"/>
    </style:style>
    <style:style style:name="T25" style:family="text">
      <style:text-properties fo:font-style="normal" fo:font-weight="normal" officeooo:rsid="0019921a" style:font-style-asian="normal" style:font-weight-asian="normal" style:font-style-complex="normal" style:font-weight-complex="normal"/>
    </style:style>
    <style:style style:name="T26" style:family="text">
      <style:text-properties fo:font-style="normal" fo:font-weight="normal" officeooo:rsid="0025df6d" style:font-style-asian="normal" style:font-weight-asian="normal" style:font-style-complex="normal" style:font-weight-complex="normal"/>
    </style:style>
    <style:style style:name="T27" style:family="text">
      <style:text-properties fo:font-style="normal" fo:font-weight="normal" officeooo:rsid="0027648e" style:font-style-asian="normal" style:font-weight-asian="normal" style:font-style-complex="normal" style:font-weight-complex="normal"/>
    </style:style>
    <style:style style:name="T28" style:family="text">
      <style:text-properties fo:font-style="normal" fo:font-weight="normal" officeooo:rsid="00290c2e" style:font-style-asian="normal" style:font-weight-asian="normal" style:font-style-complex="normal" style:font-weight-complex="normal"/>
    </style:style>
    <style:style style:name="T29" style:family="text">
      <style:text-properties fo:font-style="normal" fo:font-weight="normal" officeooo:rsid="002a07e2" style:font-style-asian="normal" style:font-weight-asian="normal" style:font-style-complex="normal" style:font-weight-complex="normal"/>
    </style:style>
    <style:style style:name="T30" style:family="text">
      <style:text-properties fo:font-style="normal" fo:font-weight="normal" officeooo:rsid="002b56c5" style:font-style-asian="normal" style:font-weight-asian="normal" style:font-style-complex="normal" style:font-weight-complex="normal"/>
    </style:style>
    <style:style style:name="T31" style:family="text">
      <style:text-properties fo:font-style="normal" fo:font-weight="normal" officeooo:rsid="003f5462" style:font-style-asian="normal" style:font-weight-asian="normal" style:font-style-complex="normal" style:font-weight-complex="normal"/>
    </style:style>
    <style:style style:name="T32" style:family="text">
      <style:text-properties fo:font-style="normal" fo:font-weight="normal" officeooo:rsid="004127ff" style:font-style-asian="normal" style:font-weight-asian="normal" style:font-style-complex="normal" style:font-weight-complex="normal"/>
    </style:style>
    <style:style style:name="T33" style:family="text">
      <style:text-properties fo:font-style="normal" fo:font-weight="normal" officeooo:rsid="004539da" style:font-style-asian="normal" style:font-weight-asian="normal" style:font-style-complex="normal" style:font-weight-complex="normal"/>
    </style:style>
    <style:style style:name="T34" style:family="text">
      <style:text-properties fo:font-style="normal" fo:font-weight="normal" officeooo:rsid="004705df" style:font-style-asian="normal" style:font-weight-asian="normal" style:font-style-complex="normal" style:font-weight-complex="normal"/>
    </style:style>
    <style:style style:name="T35" style:family="text">
      <style:text-properties fo:font-style="normal" fo:font-weight="normal" officeooo:rsid="0049d016" style:font-style-asian="normal" style:font-weight-asian="normal" style:font-style-complex="normal" style:font-weight-complex="normal"/>
    </style:style>
    <style:style style:name="T36" style:family="text">
      <style:text-properties fo:font-style="normal" fo:font-weight="normal" officeooo:rsid="0049e843" style:font-style-asian="normal" style:font-weight-asian="normal" style:font-style-complex="normal" style:font-weight-complex="normal"/>
    </style:style>
    <style:style style:name="T37" style:family="text">
      <style:text-properties fo:font-style="normal" fo:font-weight="normal" officeooo:rsid="004be74f" style:font-style-asian="normal" style:font-weight-asian="normal" style:font-style-complex="normal" style:font-weight-complex="normal"/>
    </style:style>
    <style:style style:name="T38" style:family="text">
      <style:text-properties fo:font-style="normal" fo:font-weight="normal" officeooo:rsid="004d0e96" style:font-style-asian="normal" style:font-weight-asian="normal" style:font-style-complex="normal" style:font-weight-complex="normal"/>
    </style:style>
    <style:style style:name="T39" style:family="text">
      <style:text-properties fo:font-style="normal" fo:font-weight="normal" officeooo:rsid="004f1b36" style:font-style-asian="normal" style:font-weight-asian="normal" style:font-style-complex="normal" style:font-weight-complex="normal"/>
    </style:style>
    <style:style style:name="T40" style:family="text">
      <style:text-properties officeooo:rsid="00122941"/>
    </style:style>
    <style:style style:name="T41" style:family="text">
      <style:text-properties officeooo:rsid="00165957"/>
    </style:style>
    <style:style style:name="T42" style:family="text">
      <style:text-properties officeooo:rsid="0017218e"/>
    </style:style>
    <style:style style:name="T43" style:family="text">
      <style:text-properties fo:font-weight="normal" style:font-weight-asian="normal" style:font-weight-complex="normal"/>
    </style:style>
    <style:style style:name="T44" style:family="text">
      <style:text-properties fo:font-weight="normal" officeooo:rsid="0018ed98" style:font-weight-asian="normal" style:font-weight-complex="normal"/>
    </style:style>
    <style:style style:name="T45" style:family="text">
      <style:text-properties fo:font-weight="normal" officeooo:rsid="0019921a" style:font-weight-asian="normal" style:font-weight-complex="normal"/>
    </style:style>
    <style:style style:name="T46" style:family="text">
      <style:text-properties fo:font-weight="normal" officeooo:rsid="001ad8f2" style:font-weight-asian="normal" style:font-weight-complex="normal"/>
    </style:style>
    <style:style style:name="T47" style:family="text">
      <style:text-properties fo:font-weight="normal" officeooo:rsid="001cac09" style:font-weight-asian="normal" style:font-weight-complex="normal"/>
    </style:style>
    <style:style style:name="T48" style:family="text">
      <style:text-properties fo:font-weight="normal" officeooo:rsid="001da265" style:font-weight-asian="normal" style:font-weight-complex="normal"/>
    </style:style>
    <style:style style:name="T49" style:family="text">
      <style:text-properties fo:font-weight="normal" officeooo:rsid="001e43e0" style:font-weight-asian="normal" style:font-weight-complex="normal"/>
    </style:style>
    <style:style style:name="T50" style:family="text">
      <style:text-properties fo:font-weight="normal" officeooo:rsid="002019c2" style:font-weight-asian="normal" style:font-weight-complex="normal"/>
    </style:style>
    <style:style style:name="T51" style:family="text">
      <style:text-properties fo:font-weight="normal" officeooo:rsid="00219bf5" style:font-weight-asian="normal" style:font-weight-complex="normal"/>
    </style:style>
    <style:style style:name="T52" style:family="text">
      <style:text-properties fo:font-weight="normal" officeooo:rsid="0021b690" style:font-weight-asian="normal" style:font-weight-complex="normal"/>
    </style:style>
    <style:style style:name="T53" style:family="text">
      <style:text-properties fo:font-weight="normal" officeooo:rsid="002346ba" style:font-weight-asian="normal" style:font-weight-complex="normal"/>
    </style:style>
    <style:style style:name="T54" style:family="text">
      <style:text-properties fo:font-weight="normal" officeooo:rsid="0027648e" style:font-weight-asian="normal" style:font-weight-complex="normal"/>
    </style:style>
    <style:style style:name="T55" style:family="text">
      <style:text-properties fo:font-weight="normal" officeooo:rsid="003f5462" style:font-weight-asian="normal" style:font-weight-complex="normal"/>
    </style:style>
    <style:style style:name="T56" style:family="text">
      <style:text-properties fo:font-weight="normal" officeooo:rsid="0049d016" style:font-weight-asian="normal" style:font-weight-complex="normal"/>
    </style:style>
    <style:style style:name="T57" style:family="text">
      <style:text-properties fo:font-weight="normal" officeooo:rsid="004be74f" style:font-weight-asian="normal" style:font-weight-complex="normal"/>
    </style:style>
    <style:style style:name="T58" style:family="text">
      <style:text-properties fo:font-weight="normal" officeooo:rsid="004f1b36" style:font-weight-asian="normal" style:font-weight-complex="normal"/>
    </style:style>
    <style:style style:name="T59" style:family="text">
      <style:text-properties officeooo:rsid="0023ea78"/>
    </style:style>
    <style:style style:name="T60" style:family="text">
      <style:text-properties officeooo:rsid="00290c2e"/>
    </style:style>
    <style:style style:name="T61" style:family="text">
      <style:text-properties style:text-position="super 58%"/>
    </style:style>
    <style:style style:name="T62" style:family="text">
      <style:text-properties style:text-position="super 58%" fo:font-style="normal" fo:font-weight="normal" style:font-style-asian="normal" style:font-weight-asian="normal" style:font-style-complex="normal" style:font-weight-complex="normal"/>
    </style:style>
    <style:style style:name="T63" style:family="text">
      <style:text-properties style:text-position="super 58%" fo:font-style="normal" fo:font-weight="normal" officeooo:rsid="002b56c5" style:font-style-asian="normal" style:font-weight-asian="normal" style:font-style-complex="normal" style:font-weight-complex="normal"/>
    </style:style>
    <style:style style:name="T64" style:family="text">
      <style:text-properties style:text-position="0% 100%"/>
    </style:style>
    <style:style style:name="T65" style:family="text">
      <style:text-properties style:text-position="0% 100%" fo:font-style="normal" fo:font-weight="normal" style:font-style-asian="normal" style:font-weight-asian="normal" style:font-style-complex="normal" style:font-weight-complex="normal"/>
    </style:style>
    <style:style style:name="T66" style:family="text">
      <style:text-properties style:text-position="0% 100%" fo:font-style="normal" fo:font-weight="normal" officeooo:rsid="002b56c5" style:font-style-asian="normal" style:font-weight-asian="normal" style:font-style-complex="normal" style:font-weight-complex="normal"/>
    </style:style>
    <style:style style:name="T67" style:family="text">
      <style:text-properties style:text-position="0% 100%" fo:font-style="normal" fo:font-weight="normal" officeooo:rsid="002be4ea" style:font-style-asian="normal" style:font-weight-asian="normal" style:font-style-complex="normal" style:font-weight-complex="normal"/>
    </style:style>
    <style:style style:name="T68" style:family="text">
      <style:text-properties style:text-position="0% 100%" fo:font-style="normal" fo:font-weight="normal" officeooo:rsid="002cd23c" style:font-style-asian="normal" style:font-weight-asian="normal" style:font-style-complex="normal" style:font-weight-complex="normal"/>
    </style:style>
    <style:style style:name="T69" style:family="text">
      <style:text-properties style:text-position="0% 100%" fo:font-style="normal" fo:font-weight="normal" officeooo:rsid="002deadc" style:font-style-asian="normal" style:font-weight-asian="normal" style:font-style-complex="normal" style:font-weight-complex="normal"/>
    </style:style>
    <style:style style:name="T70" style:family="text">
      <style:text-properties style:text-position="0% 100%" fo:font-style="normal" fo:font-weight="normal" officeooo:rsid="002f891a" style:font-style-asian="normal" style:font-weight-asian="normal" style:font-style-complex="normal" style:font-weight-complex="normal"/>
    </style:style>
    <style:style style:name="T71" style:family="text">
      <style:text-properties style:text-position="0% 100%" fo:font-style="normal" fo:font-weight="normal" officeooo:rsid="0034c219" style:font-style-asian="normal" style:font-weight-asian="normal" style:font-style-complex="normal" style:font-weight-complex="normal"/>
    </style:style>
    <style:style style:name="T72" style:family="text">
      <style:text-properties style:text-position="0% 100%" fo:font-style="normal" fo:font-weight="normal" officeooo:rsid="003509e7" style:font-style-asian="normal" style:font-weight-asian="normal" style:font-style-complex="normal" style:font-weight-complex="normal"/>
    </style:style>
    <style:style style:name="T73" style:family="text">
      <style:text-properties style:text-position="0% 100%" fo:font-style="normal" fo:font-weight="normal" officeooo:rsid="00368b0c" style:font-style-asian="normal" style:font-weight-asian="normal" style:font-style-complex="normal" style:font-weight-complex="normal"/>
    </style:style>
    <style:style style:name="T74" style:family="text">
      <style:text-properties style:text-position="0% 100%" fo:font-style="normal" fo:font-weight="normal" officeooo:rsid="0036c106" style:font-style-asian="normal" style:font-weight-asian="normal" style:font-style-complex="normal" style:font-weight-complex="normal"/>
    </style:style>
    <style:style style:name="T75" style:family="text">
      <style:text-properties style:text-position="0% 100%" fo:font-style="normal" fo:font-weight="normal" officeooo:rsid="003a5ad3" style:font-style-asian="normal" style:font-weight-asian="normal" style:font-style-complex="normal" style:font-weight-complex="normal"/>
    </style:style>
    <style:style style:name="T76" style:family="text">
      <style:text-properties style:text-position="0% 100%" fo:font-style="normal" fo:font-weight="normal" officeooo:rsid="003a8013" style:font-style-asian="normal" style:font-weight-asian="normal" style:font-style-complex="normal" style:font-weight-complex="normal"/>
    </style:style>
    <style:style style:name="T77" style:family="text">
      <style:text-properties style:text-position="0% 100%" fo:font-style="normal" fo:font-weight="normal" officeooo:rsid="003ab988" style:font-style-asian="normal" style:font-weight-asian="normal" style:font-style-complex="normal" style:font-weight-complex="normal"/>
    </style:style>
    <style:style style:name="T78" style:family="text">
      <style:text-properties style:text-position="0% 100%" fo:font-weight="normal" style:font-weight-asian="normal" style:font-weight-complex="normal"/>
    </style:style>
    <style:style style:name="T79" style:family="text">
      <style:text-properties style:text-position="0% 100%" fo:font-weight="normal" officeooo:rsid="002be4ea" style:font-weight-asian="normal" style:font-weight-complex="normal"/>
    </style:style>
    <style:style style:name="T80" style:family="text">
      <style:text-properties style:text-position="0% 100%" fo:font-weight="normal" officeooo:rsid="00368b0c" style:font-weight-asian="normal" style:font-weight-complex="normal"/>
    </style:style>
    <style:style style:name="T81" style:family="text">
      <style:text-properties style:text-position="0% 100%" fo:font-weight="normal" officeooo:rsid="0036c106" style:font-weight-asian="normal" style:font-weight-complex="normal"/>
    </style:style>
    <style:style style:name="T82" style:family="text">
      <style:text-properties style:text-position="0% 100%" fo:font-weight="normal" officeooo:rsid="003a5ad3" style:font-weight-asian="normal" style:font-weight-complex="normal"/>
    </style:style>
    <style:style style:name="T83" style:family="text">
      <style:text-properties style:text-position="0% 100%" officeooo:rsid="002be4ea"/>
    </style:style>
    <style:style style:name="T84" style:family="text">
      <style:text-properties style:text-position="0% 100%" officeooo:rsid="002f891a"/>
    </style:style>
    <style:style style:name="T85" style:family="text">
      <style:text-properties style:text-position="0% 100%" officeooo:rsid="003ab988"/>
    </style:style>
    <style:style style:name="T86"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87" style:family="text">
      <style:text-properties style:text-position="0% 100%" fo:font-size="12pt" fo:font-style="normal" fo:font-weight="normal" officeooo:rsid="000d01fd" style:font-size-asian="10.5pt" style:font-style-asian="normal" style:font-weight-asian="normal" style:font-size-complex="12pt" style:font-style-complex="normal" style:font-weight-complex="normal"/>
    </style:style>
    <style:style style:name="T88" style:family="text">
      <style:text-properties style:text-position="0% 100%" fo:font-size="12pt" fo:font-style="normal" fo:font-weight="normal" officeooo:rsid="0067e57f" style:font-size-asian="10.5pt" style:font-style-asian="normal" style:font-weight-asian="normal" style:font-size-complex="12pt" style:font-style-complex="normal" style:font-weight-complex="normal"/>
    </style:style>
    <style:style style:name="T89" style:family="text">
      <style:text-properties style:text-position="0% 100%" fo:font-size="12pt" fo:font-style="normal" fo:font-weight="normal" officeooo:rsid="0067e8ef" style:font-size-asian="10.5pt" style:font-style-asian="normal" style:font-weight-asian="normal" style:font-size-complex="12pt" style:font-style-complex="normal" style:font-weight-complex="normal"/>
    </style:style>
    <style:style style:name="T90" style:family="text">
      <style:text-properties style:text-position="0% 100%" fo:font-size="12pt" fo:font-style="normal" fo:font-weight="normal" officeooo:rsid="0069a425" style:font-size-asian="10.5pt" style:font-style-asian="normal" style:font-weight-asian="normal" style:font-size-complex="12pt" style:font-style-complex="normal" style:font-weight-complex="normal"/>
    </style:style>
    <style:style style:name="T91" style:family="text">
      <style:text-properties style:text-position="0% 100%" fo:font-size="12pt" fo:font-style="normal" fo:font-weight="normal" officeooo:rsid="006b038a" style:font-size-asian="10.5pt" style:font-style-asian="normal" style:font-weight-asian="normal" style:font-size-complex="12pt" style:font-style-complex="normal" style:font-weight-complex="normal"/>
    </style:style>
    <style:style style:name="T92" style:family="text">
      <style:text-properties style:text-position="0% 100%" fo:font-size="12pt" fo:font-style="normal" style:font-size-asian="10.5pt" style:font-style-asian="normal" style:font-size-complex="12pt" style:font-style-complex="normal"/>
    </style:style>
    <style:style style:name="T93" style:family="text">
      <style:text-properties style:text-position="0% 100%" fo:font-size="12pt" style:font-size-asian="10.5pt" style:font-size-complex="12pt"/>
    </style:style>
    <style:style style:name="T94" style:family="text">
      <style:text-properties style:text-position="0% 100%" fo:font-size="12pt" officeooo:rsid="00664eb4" style:font-size-asian="10.5pt" style:font-size-complex="12pt"/>
    </style:style>
    <style:style style:name="T95" style:family="text">
      <style:text-properties style:text-position="0% 100%" fo:font-size="12pt" officeooo:rsid="00677709" style:font-size-asian="10.5pt" style:font-size-complex="12pt"/>
    </style:style>
    <style:style style:name="T96" style:family="text">
      <style:text-properties style:text-position="0% 100%" fo:font-size="12pt" officeooo:rsid="0067e8ef" style:font-size-asian="10.5pt" style:font-size-complex="12pt"/>
    </style:style>
    <style:style style:name="T97" style:family="text">
      <style:text-properties officeooo:rsid="003c06e7"/>
    </style:style>
    <style:style style:name="T98" style:family="text">
      <style:text-properties officeooo:rsid="0041a51f"/>
    </style:style>
    <style:style style:name="T99" style:family="text">
      <style:text-properties officeooo:rsid="004d0e96"/>
    </style:style>
    <style:style style:name="T100" style:family="text">
      <style:text-properties officeooo:rsid="0050354f"/>
    </style:style>
    <style:style style:name="T101" style:family="text">
      <style:text-properties officeooo:rsid="0050d9fb"/>
    </style:style>
    <style:style style:name="T102" style:family="text">
      <style:text-properties officeooo:rsid="005109bc"/>
    </style:style>
    <style:style style:name="T103" style:family="text">
      <style:text-properties officeooo:rsid="005113ef"/>
    </style:style>
    <style:style style:name="T104" style:family="text">
      <style:text-properties officeooo:rsid="0052ad6e"/>
    </style:style>
    <style:style style:name="T105" style:family="text">
      <style:text-properties officeooo:rsid="005437dd"/>
    </style:style>
    <style:style style:name="T106" style:family="text">
      <style:text-properties officeooo:rsid="00583a8b"/>
    </style:style>
    <style:style style:name="T107" style:family="text">
      <style:text-properties officeooo:rsid="005a0752"/>
    </style:style>
    <style:style style:name="T108" style:family="text">
      <style:text-properties officeooo:rsid="005d5e04"/>
    </style:style>
    <style:style style:name="T109" style:family="text">
      <style:text-properties officeooo:rsid="006208d4"/>
    </style:style>
    <style:style style:name="T110" style:family="text">
      <style:text-properties officeooo:rsid="006baef8"/>
    </style:style>
    <style:style style:name="T111" style:family="text">
      <style:text-properties officeooo:rsid="006c2f63"/>
    </style:style>
    <style:style style:name="T112" style:family="text">
      <style:text-properties officeooo:rsid="006cec20"/>
    </style:style>
    <style:style style:name="T113" style:family="text">
      <style:text-properties officeooo:rsid="006ebeed"/>
    </style:style>
    <style:style style:name="T114" style:family="text">
      <style:text-properties officeooo:rsid="006f06c8"/>
    </style:style>
    <style:style style:name="T115" style:family="text">
      <style:text-properties officeooo:rsid="006f8f01"/>
    </style:style>
    <style:style style:name="T116" style:family="text">
      <style:text-properties officeooo:rsid="00711366"/>
    </style:style>
    <style:style style:name="T117" style:family="text">
      <style:text-properties officeooo:rsid="00719b8e"/>
    </style:style>
    <style:style style:name="T118" style:family="text">
      <style:text-properties officeooo:rsid="0072b7c1"/>
    </style:style>
    <style:style style:name="T119" style:family="text">
      <style:text-properties officeooo:rsid="00749540"/>
    </style:style>
    <style:style style:name="T120" style:family="text">
      <style:text-properties officeooo:rsid="00767749"/>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5912746453260296433" text:style-name="L1">
        <text:list-item>
          <text:p text:style-name="P98"/>
        </text:list-item>
      </text:list>
      <text:p text:style-name="P2"/>
      <text:p text:style-name="P2">Computadores, Software y Sistemas Operativos</text:p>
      <text:p text:style-name="P2"/>
      <text:p text:style-name="P2"/>
      <text:p text:style-name="P3">Contenidos:</text:p>
      <text:list xml:id="list3959282473352284767" text:style-name="L2">
        <text:list-item>
          <text:list>
            <text:list-item>
              <text:p text:style-name="P100">¿Qué es un computador?</text:p>
            </text:list-item>
            <text:list-item>
              <text:p text:style-name="P101">Componentes de un computador</text:p>
            </text:list-item>
            <text:list-item>
              <text:p text:style-name="P101">Software</text:p>
            </text:list-item>
            <text:list-item>
              <text:p text:style-name="P101">Los Sistemas Operativos más importantes</text:p>
              <text:list>
                <text:list-item>
                  <text:p text:style-name="P101">Windows y OS X</text:p>
                </text:list-item>
                <text:list-item>
                  <text:p text:style-name="P101">Linux</text:p>
                </text:list-item>
                <text:list-item>
                  <text:p text:style-name="P101">Más diferencias y similitudes</text:p>
                </text:list-item>
              </text:list>
            </text:list-item>
            <text:list-item>
              <text:p text:style-name="P101">Resumen</text:p>
            </text:list-item>
          </text:list>
        </text:list-item>
      </text:list>
      <text:p text:style-name="P2"/>
      <text:p text:style-name="P5">Objetivos:</text:p>
      <text:list xml:id="list6331825784852676193" text:style-name="L3">
        <text:list-item>
          <text:p text:style-name="P102">Obtener conocimiento básico del hardware del computador.</text:p>
        </text:list-item>
        <text:list-item>
          <text:p text:style-name="P103">Conocer los diferentes sistemas operativos y evaluar sus similitudes y diferencias.</text:p>
        </text:list-item>
      </text:list>
      <text:p text:style-name="P7"/>
      <text:p text:style-name="P7">Prerrequisitos:</text:p>
      <text:p text:style-name="P7"/>
      <text:list xml:id="list3570359903720120560" text:style-name="L4">
        <text:list-item>
          <text:p text:style-name="P104">Los conocimientos básicos de computación son útiles.</text:p>
        </text:list-item>
      </text:list>
      <text:p text:style-name="P108">1.1. ¿Qué es un Computador?</text:p>
      <text:p text:style-name="P9"/>
      <text:p text:style-name="P28"><text:s text:c="4"/>Antes de entrar a profundizar acerca de que es un computador, tenemos la siguiente cita de un personaje importante en la comunidad de la computación:</text:p>
      <text:p text:style-name="P10"/>
      <text:p text:style-name="P27">“En un principio uno pensada que si teníamos al menos una docena de computadores en [Los Estados Unidos], ocultas en un laboratorio de investigación, se cubrirían los requerimientos de todo el pais”</text:p>
      <text:p text:style-name="P11">Howar H. Aiken, 1952</text:p>
      <text:p text:style-name="P13"/>
      <text:p text:style-name="P16"><text:s text:c="4"/>Howard Aiken fue uno de los pioneros en computación y el primer diseñador de la primera computadora de IBM, el “Harvard Mark I”. El primer computador en un sentido moderno fue construida durante la Segunda Guerra Mundial esta era usada para descifrar los mensajes secretos o realizando cálculos complicados, y era enorme, <text:span text:style-name="T1">complicada y propensa a errores – los componentes electrónicos tales como transistores o circuitos integrados que componen las computadoras actuales aún no habían sido inventados. Lo que salio a la luz durante este tiempo y los siguientes años después de la guerra fueron un numero de características que un servicio debía cumplir par ser considerado como un computador:</text:span></text:p>
      <text:p text:style-name="P16"/>
      <text:list xml:id="list7722195103248836653" text:style-name="L5">
        <text:list-item>
          <text:p text:style-name="P105">Un computador procesa <text:span text:style-name="T2">datos</text:span> según una secuencia de instrucciones ejecutadas de forma <text:span text:style-name="T2">automática, </text:span>un <text:span text:style-name="T2">programa.</text:span></text:p>
        </text:list-item>
        <text:list-item>
          <text:p text:style-name="P105">Los Programas deben permitir <text:span text:style-name="T2">ejecución condicional </text:span>y <text:span text:style-name="T2">bucles.</text:span></text:p>
        </text:list-item>
        <text:list-item>
          <text:p text:style-name="P105">Debe ser posible cambiar o reemplazar los programas que un computador ejecutará.</text:p>
        </text:list-item>
      </text:list>
      <text:p text:style-name="P17"/>
      <text:p text:style-name="P17"><text:s text:c="4"/>Por ejemplo, <text:span text:style-name="T40">muchos dispositivos tecnológicos – desde un televisor y cámaras digitales hasta lavadoras y automóviles – hoy en día llevan unidades de control programadas, casi pequeñas computadoras. Aún así, no podemos considerar esos servicios “computadores”, porque estos solo ejecutan programas fijos e invariables. Por otro lado una calculadora puede ser usada para “procesar datos”, pero - siempre y cuando no sea una “Calculadora Programable” - un humano debe digitar las teclas.</text:span></text:p>
      <text:p text:style-name="P18"><text:s text:c="4"/>A mediados de 1950, las computadoras <text:span text:style-name="T41">eran dispositivos altamente especializados que uno podría – exactamente como dijo Aiken – esperar ver generalmente en institutos de investigación. Las películas de ciencia ficción de la época mostraban pasillos repletos con filas de estanterias repletas de misteriosos reles. En menos de 70 años esta imagen cambio dramáticamente.</text:span></text:p>
      <text:p text:style-name="P18"/>
      <text:p text:style-name="P52">“<text:span text:style-name="T42">No hay una razón para que nadie tenga una computadora en su casa”</text:span></text:p>
      <text:p text:style-name="P12">Ken Olsen, 1977</text:p>
      <text:p text:style-name="P19"/>
      <text:p text:style-name="P14"><text:span text:style-name="T20">Ken Olse fue el CEO de otra empresa fabricante de computadoras, Digital Equipment Corporation (DEC), que encabezó el desarrollo de “</text:span>pequeñas<text:span text:style-name="T20">” computadoras en los años 70 – </text:span><text:span text:style-name="T21">donde “pequeña” fue entendido como “</text:span><text:span text:style-name="T44">la maquina no necesita todo un piso con aire acondicionado, una gran fuente de energía y el costo de al menos un millón de dolares”</text:span><text:span text:style-name="T24">; los avances </text:span><text:span text:style-name="T25">tecnológicos de</text:span><text:span text:style-name="T24"> hardware </text:span><text:span text:style-name="T25">permitieron el cambio, a fines de los 70, permitiendo que “</text:span><text:span text:style-name="T45">pueda ser levantado por dos personas”</text:span></text:p>
      <text:p text:style-name="P15"/>
      <text:p text:style-name="P53">DEC es importante para la comunidad Linux porque Unix – el sistema operativo que inspiró a Linus Torvals para iniciar Linux unos veinte años después – fue desarrollado primero sobre <text:s/>los modelos de computador DEC PDP-8 y PDP-11</text:p>
      <text:p text:style-name="P22"/>
      <text:p text:style-name="P20"><text:span text:style-name="T46"><text:s text:c="4"/></text:span><text:span text:style-name="T47">Los años 70 también vieron el nacimiento de la primera “</text:span><text:span text:style-name="T17">computadora del hogar</text:span><text:span text:style-name="T47">”.</text:span><text:span text:style-name="T17"> </text:span><text:span text:style-name="T48">Est</text:span><text:span text:style-name="T47">as computadoras no podían ser comparadas con las PC actuales – </text:span><text:span text:style-name="T48">porque uno</text:span><text:span text:style-name="T47"> tenia que unir las partes por su cuenta (lo que actualmente sería físicamente imposible), y </text:span><text:span text:style-name="T48">raras veces incluía un teclado y una pantalla decente. Estas fueron a lo mucho creadas como un pasatiempo, pues no eran muy </text:span><text:soft-page-break/><text:span text:style-name="T48">útiles. Aun así, estas eran computadoras en el sentido </text:span><text:span text:style-name="T50">que</text:span><text:span text:style-name="T48"> </text:span><text:span text:style-name="T49">eran programables – aun cuando los programas eran difícilmente escritos </text:span><text:span text:style-name="T50">y</text:span><text:span text:style-name="T49"> (con suerte) cargados desde una cinta de cassette;</text:span><text:span text:style-name="T51"> no eran tomados completamente en serio, y la cita de Ken Olse fue malinterpretada: El no tenia nada en contra de las pequeñas computadoras (estaba en el negocio de venderlas, después de todo). No concebían la idea de tener los hogares (calefacción, luces, entretenimiento, etc.) controlados en su totalidad por computador – una idea que bastante ilógica en aquellos días pero que actualmente es muy factible y para nada absurdo.</text:span></text:p>
      <text:p text:style-name="P21"><text:span text:style-name="T51"><text:s text:c="4"/>Solo a fines de los 70 y 80, la “</text:span><text:span text:style-name="T18">computadora del hogar” </text:span><text:span text:style-name="T51">mutaron de kits de partes a dispositivos listos para usar (nombres como “</text:span><text:span text:style-name="T18">Apple II” </text:span><text:span text:style-name="T51">o “</text:span><text:span text:style-name="T18">Commodore 64” </text:span><text:span text:style-name="T52">pueden ser familiares para nuestros lectores más antiguos) y compensaron a aparecer en las oficinas. La primera PC de IBM fue presentada en 1982, y Apple sacaba al mercado la primera “Macintosh” en 1984. El resto, es como dicen, es historia – pero uno no debe olvidar que el mundo de las computadoras no consistió solo de PC y Macs. </text:span><text:span text:style-name="T53">Las gigantescas computadoras de antaño aún se encuentran alrededor – aunque tienden a ser más raras y que realmente ahora consisten que grandes grupos de PC relacionadas entre sí y que comparten información con las computadoras en nuestras mesas. Sin embargo, el principio no ha cambiado desde la época de Howard Aiken: Las computadoras son dispositivos que procesan datos automáticamente de acuerdo a diversos programas que pueden contener condiciones y bucles. Y es probable que las cosas se mantengan así.</text:span></text:p>
      <text:p text:style-name="P23"/>
      <text:p text:style-name="P23">1.2. Componentes de un Computador:</text:p>
      <text:p text:style-name="P23"/>
      <text:p text:style-name="P23"><text:s text:c="4"/><text:span text:style-name="T59">Aprovechemos la oportunidad para echar un vistazo a “</text:span><text:span text:style-name="T3">las entrañas</text:span><text:span text:style-name="T59">” de una computadora ( o, para ser precisos, un PC “IBM-compatible”) y algunos de los componentes que encontraremos son:</text:span></text:p>
      <text:p text:style-name="P23"/>
      <text:p text:style-name="P54"><text:span text:style-name="T60">P</text:span>rocesador: <text:span text:style-name="T23">El procesador (o “</text:span><text:span text:style-name="T43">CPU</text:span><text:span text:style-name="T23">” del inglés “</text:span><text:span text:style-name="T43">central processing unit”</text:span><text:span text:style-name="T23">) es la parte principal del computador. </text:span><text:span text:style-name="T26">Aquí es donde se realiza el procesamiento de datos se realiza y es lo que </text:span><text:span text:style-name="T27">lo convierte en un computador. Actualmente los procesadores tienen varios </text:span><text:span text:style-name="T54">nucleos</text:span><text:span text:style-name="T27">, lo que significa que existen varios componentes principales del procesador y pueden operar independientemente, esto en principio incrementa la velocidad de procesamiento del computador y por lo tanto su rendimiento; particularmente las computadoras más veloces <text:s/>tienen más de un procesador. Os computadores generalmente tienen procesadores desarrollados por Intel o AMD (los que pueden diferir en ciertos detalles pero pueden ejecutar los mismos programas). Las </text:span><text:span text:style-name="T28">T</text:span><text:span text:style-name="T27">ables y Smartphones generalmente usan procesadores ARM, </text:span><text:span text:style-name="T28">los que no son tan potentes pero son más eficientes en el uso de energía. Los procesadores Intel y AMD no pueden ejecutar directamente programas desarrollados para ARM y viceversa.</text:span></text:p>
      <text:p text:style-name="P61"/>
      <text:p text:style-name="P55">RAM: <text:span text:style-name="T23">la memoria de trabajo de un computador es llamado “</text:span><text:span text:style-name="T43">RAM” </text:span><text:span text:style-name="T23">(del inglés “</text:span><text:span text:style-name="T43">Random Access Memory”</text:span><text:span text:style-name="T23"> donde </text:span><text:span text:style-name="T43">random</text:span><text:span text:style-name="T23"> significa más “</text:span><text:span text:style-name="T43">arbitrariamente” </text:span><text:span text:style-name="T23"><text:s/>que “</text:span><text:span text:style-name="T43">al azar”</text:span><text:span text:style-name="T23">). Esta <text:s/>almacena no solo los datos, sino también el código del programa que esta siendo ejecutado. </text:span><text:span text:style-name="T29">Actualmente </text:span><text:span text:style-name="T30">las computadoras ofrecen 1 gibibyte de RAM o más. 1 gibibyte es 2</text:span><text:span text:style-name="T63">30</text:span><text:span text:style-name="T66">, o 1,073,741,824 bytes – un número extremadamente </text:span><text:span text:style-name="T67">grande. Para hacernos una idea podríamos compararlos con el libro “</text:span><text:span text:style-name="T79">Harry Potter y las reliquias de la Muerte”</text:span><text:span text:style-name="T67"> que contiene aproximadamente 600 páginas de unas 100 letras, espacios y caracteres de puntuación – alrededor de un millon de caracteres; por lo tanto, un gibibyte corresponde a unos 1000 tomos de este libro, y si tu no estás muy interesado en las aventuras de un joven mago, 1000 libros son una impresionante biblioteca.</text:span></text:p>
      <text:p text:style-name="P62"/>
      <text:p text:style-name="P56"><text:span text:style-name="T83">T</text:span><text:span text:style-name="T64">arjeta Gráfica:</text:span><text:span text:style-name="T65"> No hace muchos años las personas eran felices si su computadora podía manejar un editor de texto y podía mostrarlo, las antiguas computadoras de hogar eran conectadas a televisores, y producían imágenes terribles. Actualmente, por otro lado, incluso un simple “</text:span><text:span text:style-name="T78">smartphone</text:span><text:span text:style-name="T65">” ofrece gráficos muy impresionantes, y las PC comunes contienen </text:span><text:soft-page-break/><text:span text:style-name="T65">hardware de gráficos que podrían tener el mismo valor que tenía un coche deportivo o una pequeña casa en 1990. Actualmente el lema es “</text:span><text:span text:style-name="T78">aceleración 3D”</text:span><text:span text:style-name="T65">,</text:span><text:span text:style-name="T78"> </text:span><text:span text:style-name="T65">esto no significa que actualmente las pantallas trabaj</text:span><text:span text:style-name="T68">e</text:span><text:span text:style-name="T65">n en 3D </text:span><text:span text:style-name="T68">(aunque esto se esta empezando a poner de moda lentamente) aunque el procesamiento de los gráficos dentro del computador no solo son izquierda, derecha, arriba y abajo -las direcciones visibles en un monitor – sino también al frente y detrás, y esto es en sentido literal: para juegos foto-realistas esto es </text:span><text:span text:style-name="T69">muy importante por ejemplo, si un monstruo acecha delante o detrás de un muro; por lo tanto, ya sea </text:span><text:span text:style-name="T70">visible o no, uno de los objetivos de las modernas tarjetas gráficas es aliviar al CPU de esta carga para que pueda realizar otras tareas. Las tarjetas gráficas actuales tienen sus propios procesadores, que podrían realizar cálculos mucho más rápido que el CPU pero generalmente no son útiles.</text:span></text:p>
      <text:p text:style-name="P63"/>
      <text:p text:style-name="P57"><text:span text:style-name="T84">M</text:span><text:span text:style-name="T64">otherboard:</text:span><text:span text:style-name="T65"> la motherboard es (usualmente) una pieza rectangular laminada, a la que son unidas el CPU, la RAM, la tarjeta gráfica y muchos otros componentes que requiere, tales como conectores para discos duros, impresoras, un teclado y mouse, o cables de red y la electrónica necesaria para controlar estos conectores. Las Motherbards para computadores vienen en diversos tamaños y colores – para computadoras pequeñas y silenciosas que pueden actuar como cámaras de video en las salas, o grandes servidores que necesitan mucho espacio para RAM y varios procesadores.</text:span></text:p>
      <text:p text:style-name="P64"/>
      <text:p text:style-name="P57"><text:span text:style-name="T64">Power Supply:</text:span><text:span text:style-name="T65"> Una computadora necesita energía eléctrica para trabajar – </text:span><text:span text:style-name="T71">cuanta energía necesita dependerá exactamente de los componentes que esta contiene. La fuente de alimentación es usada para convertir los 220 V AC suministrados por el servicio de electricidad a los bajos voltajes en DC que necesitan los componentes electrónicos dentro de la computadora. Esta fuente debe ser seleccionada de tal forma que pueda proporcionar la energía suficiente para todos los componentes (las tarjetas gráficas son generalmente las que consumen más energía) mientras no sea sobredimensionada de forma tal que pueda operar eficientemente. </text:span><text:span text:style-name="T72">Mucha de la energía eléctrica proporcionada por la fuente de poder a la computadora terminará siendo transformada en calor, por eso es muy importante un cooler. Por simplicidad, muchas computadoras contienen uno o más ventiladores que llevan aire frio sobre las partes electrónicas, o remueven el aire caliente fuera del case. Con ciertas características es posible crear computadores que no requieren de ventiladores, lo que las hace más silenciosas, pero tales computadoras son mucho más caras y más lentas (</text:span><text:span text:style-name="T73">entonces, con procesadores y tarjetas gráficas, “</text:span><text:span text:style-name="T80">velocidad” </text:span><text:span text:style-name="T73">usualmente significa “</text:span><text:span text:style-name="T80">calor”</text:span><text:span text:style-name="T73">)</text:span></text:p>
      <text:p text:style-name="P65"/>
      <text:p text:style-name="P58"><text:span text:style-name="T64">Disco Duro:</text:span><text:span text:style-name="T65"> mientras que la RAM de la computadora es usada para procesar los datos y programas actuales (documentos, hojas de cálculo, páginas web, desarrollo de programas, videos, … y por supuesto programas que manejan datos), la data que no es usada es almacenada en un disco duro. La principal razón para esto es que los discos duros pueden almacenar mucha más información que las RAM del computador – la capacidad de los modernos discos duros es medida en tebibytes (1TiB= 2</text:span><text:span text:style-name="T62">40</text:span><text:span text:style-name="T65"> Byte), esto excede las capacidades de una RAM en un factor de 100 – 1000.</text:span></text:p>
      <text:p text:style-name="P66"/>
      <text:p text:style-name="P58"><text:span text:style-name="T65">Tradicionalmente los discos duros consisten de platos cubiertos de material magnético. Los cabezales de Lectura / Escritura pueden magnetizar este material en diferentes lugares y volver a leer la data almacenada después. Los platos giran a una velocidad de 4500 a 15000 RPM, y la </text:span><text:span text:style-name="T74">separación</text:span><text:span text:style-name="T65"> entre los cabezales de </text:span><text:span text:style-name="T74">Lectura / Escritura y los platos es extremadamente reducida (menos de 3nm). Esto muestra el porque los discos duros son muy sensibles a interrupciones y fallas, si los cabezales entran en contacto con los platos mientras el disco esta corriendo – el temido “</text:span><text:span text:style-name="T81">choque de cabezal” - </text:span><text:span text:style-name="T74">el disco será destruido.</text:span></text:p>
      <text:p text:style-name="P67"/>
      <text:p text:style-name="P59"><text:soft-page-break/><text:span text:style-name="T65">La nueva moda son los SSD o “</text:span><text:span text:style-name="T78">Solid-State Disk”, </text:span><text:span text:style-name="T75">que cambian el uso de los platos magnéticos y usan “</text:span><text:span text:style-name="T82">memoria flash”</text:span><text:span text:style-name="T75"> para almacenar los datos – un tipo de RAM que puede almacenar la información incluso sin estar encendido. </text:span><text:span text:style-name="T76">Los discos SSD son más rápidos que los discos magnéticos, y mucho más caros por gigabyte de almacenamiento. Sin embargo no contienen partes móviles, son impermeables y a</text:span><text:span text:style-name="T77">horran energía en comparación a los discos duros convencionales, lo que los hace recomendables para computadoras portables.</text:span></text:p>
      <text:p text:style-name="P69"/>
      <text:p text:style-name="P60"><text:span text:style-name="T85">T</text:span><text:span text:style-name="T64">ambien se considera que los SSD se “desgastan”, ya que los espacios de almacenamiento (llamados “celdas”) solo se clasifican para cierto número de operaciones de escritura. Las mediciones han demostrado que esto no conduce a problemas en la práctica.</text:span></text:p>
      <text:p text:style-name="P66"/>
      <text:p text:style-name="P68">Hay varios métodos para conectar un disco duro (magnético o SSD) a un computador. El más común es “<text:span text:style-name="T2">serial ATA</text:span>” (SATA), los antiguos computadores utilizaban “paralelo ATA”, llamado también “IDE”. Los Servidores usaban discos SCSI o SAS (“Serially Attached SCSI”). <text:span text:style-name="T97">Para discos externos, se usaban USB o eSATA (una variante de SATA con conexión más robusta).</text:span></text:p>
      <text:p text:style-name="P68"/>
      <text:p text:style-name="P86">La diferencia entre gigabyte y gibibytes (o terabytes y tebibytes) es más notable con los discos duros. Por ejemplo, tu compras un disco de “100GB”, lo conectas a tu computador y ,horror¡¡, puede ver que tu computador solo muestra que tienes “93GB” de espacio libre en el nuevo disco¡¡¡¡ Sin embargo, tu disco externo no está dañado – El fabricante solo usa “gigabytes”, es decir un billón de bytes, mientras tu computador probablemente calcula el espacio libre en unidades de “gibibytes” o 2<text:span text:style-name="T61">30</text:span> bytes.</text:p>
      <text:p text:style-name="P68"/>
      <text:p text:style-name="P87">Optical Drivers<text:span text:style-name="T23">, Además de los discos duros, las computadoras proveen lectores opticos que pueden leer, y a veces escribir en discos CD-ROMs, DVDs o Blu-ray. (Algunas PC móviles no llevan lectores ópticos lo que no significa que no puedan ser conectados externamente) Los medios ópticos – el nombre deriva del hecho que la información es accedida por medio de un laser – son usados principalmente para la distribución de software y “</text:span><text:span text:style-name="T43">contenido</text:span><text:span text:style-name="T23">” (pueden musica o películas), su importancia esta disminuyendo debido a que más y más compañías utilizan el internet como medio de distribución.</text:span></text:p>
      <text:p text:style-name="P70"/>
      <text:p text:style-name="P87">Pantalla<text:span text:style-name="T23">, </text:span><text:span text:style-name="T31">Aún podemos ver en películas antiguas: la el brillo verde de las pantallas de las computadoras. En realidad las pantallas verdes están por desaparecer, los colores son la moda, y las nuevas pantallas no son tan grandes, como los CRTs (</text:span><text:span text:style-name="T55">cathode-ray tubes)</text:span><text:span text:style-name="T22"> </text:span><text:span text:style-name="T31">que solíamos usar, estas nuevas pantallas son delgadas y elegantes basadas en cistral liquido LCD (</text:span><text:span text:style-name="T55">Liquid-Crystal Display)</text:span><text:span text:style-name="T31">. LCD </text:span><text:span text:style-name="T32">no se limita a la ventaja de ocupar menos espacio en un escritorio, sino también que no molesta al usuario con la posibilidad de una radiación posiblemente dañina. Hay algunas desventajas como el cambio de colores cuando se ve la pantalla en ángulos muy agudos, y algunos dispositivos baratos pueden presentar imagenes borrosas debido a que la luz de fondo no es uniforme.</text:span></text:p>
      <text:p text:style-name="P71"/>
      <text:p text:style-name="P72">LCDs están disponibles en todos los tamaños ,su principal propiedad es la resolución, que para las PC generalmente están en el rango de 1366x768 (horizontally X Vertically) y 1920x1080 píxeles. (menores y mayores resoluciones son posibles, pero no son necesariamente más económicas o más sensibles visualmente) Algunas computadoras soportan más de una pantalla para ampliar el área de trabajo.</text:p>
      <text:p text:style-name="P72"/>
      <text:p text:style-name="P88">Actualmente el aspecto más común usado en los monitores es de 16:9 que corresponde a televisores de alta definición – <text:span text:style-name="T98">un desarrollo tonto y equivocado porque la mayoria de computadores no es usada para ver televisión, y una diseño más angosto y largo (tal como </text:span><text:soft-page-break/><text:span text:style-name="T98">un formato 4:3) es mejor para las aplicaciones más usadas como procesador de textos u hojas de cálculo.</text:span></text:p>
      <text:p text:style-name="P72"/>
      <text:p text:style-name="P89">Otros periféricos,<text:span text:style-name="T23"> desde luego que podemos conectar muchos más servicios a un computador, algunos de ellos son: impresoras, escaners, cámaras, receptores de televisión, modems, brazos roboticos, pequeños lanzadores de misiles para molestar a tus compañeros de trabajo, y asi sucesivamente. La lista es muy extensa, y no podemos tratar todas las clases de servicio en este libro. Pero podemos hacer algunas recomendaciones y observaciones:</text:span></text:p>
      <text:p text:style-name="P73"/>
      <text:p text:style-name="P95"><text:span text:style-name="T23">Una tendencia, por ejemplo, es la simplificación de las conexiones. Antiguamente cada dispositivo usaba su propia interfaz (interfaces paraleleas para las impresoras, interfaces seriales para los modems, interfaces PS/2 para los teclados y mouse, SCSI para los escaners, …) hoy en día muchos servicios usan USB (universal serial bus), un método relativamente infalible y razonablemente rápido que soporta también “</text:span><text:span text:style-name="T43">hot-plugging</text:span><text:span text:style-name="T23">” conexión e caliente, que permite realizar la conexión mientras la computadora esta encendida y us</text:span><text:span text:style-name="T33">á</text:span><text:span text:style-name="T23">ndose.</text:span></text:p>
      <text:p text:style-name="P96"/>
      <text:p text:style-name="P97">Otra tendencia es hacer a los dispositivos periféricos más inteligentes: incluso las impresoras más grandes eran servicios tontos, con un IQ del nivel de una maquina de escribir electrónica, los programadores debían ser muy cuidadosos y enviar exactamente los códigos de control a las impresoras para obtener el producto deseado. Hoy en día las impresoras soportan su propio lenguaje de programación que hace la impresión mucho más sencilla para los programadores. LE mismo ejemplo se aplica para muchos otros periféricos.</text:p>
      <text:p text:style-name="P97"/>
      <text:p text:style-name="P97"/>
      <text:p text:style-name="P33">1.3. Software:</text:p>
      <text:p text:style-name="P33"/>
      <text:p text:style-name="P29"><text:span text:style-name="T23"><text:s text:c="4"/></text:span><text:span text:style-name="T34">Es tan importante como el Hardware de una computadora, y pueden ser divididos en tres categorías:</text:span></text:p>
      <text:p text:style-name="P34"/>
      <text:p text:style-name="P90"><text:span text:style-name="T23">El </text:span>Firmware<text:span text:style-name="T23"> es almacenado en la tarjeta madre de la computadora </text:span><text:span text:style-name="T35">y puede ser modificado o reemplazado si falla en su totalidad. Es usada para poner a la computadora en un estado definido luego de encenderla. Existe formas de llamar el modo de “</text:span><text:span text:style-name="T56">setup”</text:span><text:span text:style-name="T35"> que nos permite realizar cambios en las algunas propiedades de la computadora, como cambiar el reloj o habilitar y deshabilitar otras opciones.</text:span></text:p>
      <text:p text:style-name="P74"/>
      <text:p text:style-name="P91">En algunas PC, el firmware es llamado la BIOS (Basic Input/Output System) y en otros “EFI<text:span text:style-name="T20">” </text:span>(Extensible Firmware Interface)</text:p>
      <text:p text:style-name="P91"/>
      <text:p text:style-name="P92"><text:span text:style-name="T23">El </text:span>Sistema Operativo<text:span text:style-name="T23"> que nos permite hacer uso de los servicios de un computador. Este administra los recursos del computador tales como RAM, Discos Duros, el tiempo de procesamiento en el CPU disponible para cada programa individualmente, y el acceso a otros dispositivos periféricos. Nos permite iniciar y detener programas </text:span><text:span text:style-name="T36">forzando además una diferenciación entre los usuarios del computador. Además, este habilita – en un nivel básico – la participación del computador en una red local o el internet. El sistema operativo frecuentemente proporciona una interfaz gráfica al usuario y determina como se verá el computador por parte de este.</text:span></text:p>
      <text:p text:style-name="P75"/>
      <text:p text:style-name="P93"><text:span text:style-name="T23">Cuando compras un nuevo computador este viene con un sistema operativo pre-instalado: los PCs pueden venir con Microsoft Windows, Mac o OS X, los smatphone casi siempre con Android (un derivado de Linux). El sistema Operativo, </text:span><text:span text:style-name="T37">no esta muy ligado al computador </text:span><text:soft-page-break/><text:span text:style-name="T37">como el caso del </text:span><text:span text:style-name="T57">firmware</text:span><text:span text:style-name="T37"> y puede modificarse por cualquier otro – por ejemplo, puedes instalar Linux en muchas PC que tienen Mac OS.</text:span></text:p>
      <text:p text:style-name="P76"/>
      <text:p text:style-name="P94">Programas de usuario<text:span text:style-name="T20">, </text:span><text:span text:style-name="T23">permiten realizar tareas </text:span><text:span text:style-name="T38">ú</text:span><text:span text:style-name="T23">tiles necesarias para los usuarios, como escribir documentos, trazar o editar im</text:span><text:span text:style-name="T38">á</text:span><text:span text:style-name="T23">genes, componer musica, jugar, navegar en la red o desarrollar </text:span><text:span text:style-name="T38">nuevo</text:span><text:span text:style-name="T23"> software. </text:span><text:span text:style-name="T38">Estos programas son llamados </text:span><text:span text:style-name="T99">aplicaciones</text:span><text:span text:style-name="T38">. Adicionalmente, </text:span><text:span text:style-name="T39">hay algunos </text:span><text:span text:style-name="T58">utilitarios</text:span><text:span text:style-name="T39"> que el Sistema Operativo te permite usar – o a un usuario designado como</text:span><text:span text:style-name="T58"> “Administrador del Sistema” - </text:span><text:span text:style-name="T39">para realizar cambios en la configuración del computador. Los servidores a su vez, proporcionan software que provee de servicios a otras computadoras, como servicios web, mail o servidores de base de datos.</text:span></text:p>
      <text:p text:style-name="P82"/>
      <text:p text:style-name="P35">1.4. Los sistemas operativos más importantes:</text:p>
      <text:p text:style-name="P35"/>
      <text:p text:style-name="P77">1.4.1. Windows y OS X:</text:p>
      <text:p text:style-name="P77"/>
      <text:p text:style-name="P77">Cuando hablamos de sistemas operativos las personas piensan automáticamente en Micrsoft Windows. Esto se debe a que hoy en día muchas computadoras son vendidas con Windows instalado por defecto – <text:span text:style-name="T100">esto realmente no es tan malo, ya que sus propietarios pueden comenzar a utilizarlos desde su compra sin tener que realizar ninguna instalación,pero por otro lado esto es un problema para sistemas operativos alternativos como Linux.</text:span></text:p>
      <text:p text:style-name="P78"><text:s text:c="6"/>Actualmente Wndows es un descendiente de Windows NT, que fue el primer intento de Microsoft para establecer un sistema operativo estándar en la década de los 90’s (otras versiones como <text:span text:style-name="T2">Windows 95</text:span> son extensiones gráficas del entonces corriente sistema operativo windows, <text:span text:style-name="T2">MS-DOS,</text:span> y muy primitivo para los estándares actuales). La decencia nos prohíbe hacer una apreciación crítica de Windows, pero podemos decir que provee una interfaz gráfica y soporte muchos servicios periféricos.</text:p>
      <text:p text:style-name="P78"><text:s text:c="4"/>Apple de <text:span text:style-name="T2">Macintosh</text:span> fue lanzado en 1984 y desde encontes ha utilizado el sistema operativo llamado <text:span text:style-name="T2">MacOS. </text:span>Con el transcurso de los años, Apple ha realizado varios cambios a su plataforma (hoy en día Mac es técnicamente similar a Windows) y sistema operativo,algunos de ellos muy radicales. <text:span text:style-name="T101">Hasta la version 9, MacOS era un artefacto muy rudimentario, con tantas deficiencias que por ejemplo, no podía ejecutar más de un programa a la vez. El actual “</text:span><text:span text:style-name="T4">MacOS X” </text:span><text:span text:style-name="T101">esta basado en una infraestructura BSD Unix y no es muy distinto de Linux en muchas formas.</text:span></text:p>
      <text:p text:style-name="P79"><text:s text:c="6"/>La gran diferencia entre Windows y OS X es que OS X es bendido exclusivamente con computadores Appley no corre sobre un computador “<text:span text:style-name="T2">normal”</text:span>. Esto lo hace más sencillo para Apple ya que provee un sistema que es obviamente más homogéneo. Windows, por otro lado, puede ejecutarse con todas las computadoras y soporta una amplia gama de componentes de hardware que nos permite realizar combinaciones diversas. <text:span text:style-name="T102">Por lo tanto, los usuarios Windows deben lidiar con incompatibilidades que son difíciles e incluso imposibles de resolver. Por otro lado, existe una gran selección de hardware para Windows, que en su conjunto son más baratos.</text:span></text:p>
      <text:p text:style-name="P80"><text:s text:c="6"/>Windows y OS X se asemejan en que ambos son software <text:span text:style-name="T2">propietarios: </text:span>los usuarios son forzados a aceptar lo que Windows o Apple coloquen frente a ellos, sin que puedan revisar la implementación actual del sistema y mucho menos de realizar cambios en el. Están atados a las actualizaciones del sistema, y si la <text:span text:style-name="T103">fábrica quita o reemplaza alguna de las partes, ellos necesitan adaptarse al cambio.</text:span></text:p>
      <text:p text:style-name="P80"/>
      <text:p text:style-name="P81">1.4.2. Linux:</text:p>
      <text:p text:style-name="P81"/>
      <text:p text:style-name="P83">Linux es un sistema operativo que nació de la curiosidad de Linus Torval, pero que luego tomó vida propia – actualmente, miles de desarrolladores (no solo estudiantes y aficionados, <text:soft-page-break/>sino también profesionales de compañías como IBM, Red Hat y Oracle) vienen trabajando en el.</text:p>
      <text:p text:style-name="P83"><text:s text:c="5"/>Linux fue inspirado por Unix, un sistema operativo desarrollado en los años 70 por AT&amp;T Bell Laboratories , y orientado a los <text:span text:style-name="T2">pequeños </text:span>computadores. Unix rápidamente se convirtió en el sistema preferido para investigación y tecnología. Gran parte de Linux usa conceptos de Unix, y es sencillo ejecutar software Unix en Linux, pero Linux en si mismo no contiene código Unix, porque es un proyecto independiente.</text:p>
      <text:p text:style-name="P83"><text:s text:c="5"/><text:span text:style-name="T104">A</text:span> diferencia <text:span text:style-name="T104">de</text:span> <text:span text:style-name="T104">Windows y OS X, Linux no esta respaldado por una compañía cuyo éxito depende del éxito del software, Linux esta disponible de forma </text:span><text:span text:style-name="T5">libre</text:span><text:span text:style-name="T104"> y puede ser usado por cualquier persona – incluso comercialmente – que se suscriba a las reglas del sistema. Esto junto al hecho que Linux no solo se ejecuta en computadoras sino que abarca desde plataformas telefónicas (El sistema operativo más popular de smartphones, </text:span><text:span text:style-name="T5">android, </text:span><text:span text:style-name="T104">esta basado en Linux) hasta las más grandes mainframes (las 10 computadoras más grandes del mundo corren sobre Linux), hacen de Linux el sistema operativo más versátil de la historia moderna de la computación.</text:span></text:p>
      <text:p text:style-name="P83"><text:s text:c="5"/><text:span text:style-name="T105">Hablando estrictamente de Linux, es solo el </text:span><text:span text:style-name="T6">kernel </text:span><text:span text:style-name="T105">del sistema operativo que permite maneja la asignación de recursos a las aplicaciones y utilitarios. Ya que un sistema operativo sin aplicaciones no es del todo útil, uno instala una distribución de Linux, que podría decirse que es un paquete de Linux y una selección de aplicaciones, utilitarios, documentación y entre otros servicios. Lo bueno de estas distribuciones es que, al igual que Linux son distribuciones </text:span><text:span text:style-name="T6">libres. </text:span><text:span text:style-name="T105">Estas distribuciones te permiten equipar tu computador con programas equivalentes en Windows o MacOS X que te costarían miles de dolares, y sin riesgo de fallas o restricciones de licencia solo porque instalaste una distribución de Linux en tu computador.</text:span></text:p>
      <text:p text:style-name="P83"/>
      <text:p text:style-name="P84">1.4.3. Más diferencias y similitudes</text:p>
      <text:p text:style-name="P84"/>
      <text:p text:style-name="P85">Actualmente los tres grandes sistemas operativos – Linux, Windows y OS X – se diferencian solo en la forma en como se presentan a los usuarios. Las tres ofrecen interfaces gráficas que permiten que incluso usuarios sin experiencia puedan usar sus archivos por medio de acciones sencillas como arrastrar y soltar (<text:span text:style-name="T2">drag an drop). </text:span>Muchas aplicaciones populares están disponibles para los tres sistemas operativos,. <text:span text:style-name="T106">Esta es una ventaja porque permite una migración gradual de un sistema al otro.</text:span></text:p>
      <text:p text:style-name="P85"><text:s text:c="5"/><text:span text:style-name="T108">Además de las interfaces gráficas, los tres sistemas operativos permiten el uso de la </text:span><text:span text:style-name="T7">linea de comandos </text:span><text:span text:style-name="T107">para ingresar comandos textuales que el sistema ejecutará. Con Windows y OS X, esta característica es más usada por los administradores del sistema,mientras que los usuarios </text:span><text:span text:style-name="T8">normales </text:span><text:span text:style-name="T108">tienden a evitarlos. Con Linux, por otro lado, la línea de comandos esta mucho menos oculta, esto se debe a la filosofía Tecnica7científica de Unix. Como una cuestión de hecho, muchas tareas son realizadas con mayor eficiencia desde la línea de comandos, especialmente con las poderosas herramientas que linux (y también OS X) provee. Como usuario Linux, necesitas aprender más acerca de las fortalezas y debilidades de la línea de comandos, así como de las fortalezas y debilidades del GUI. Una combinación de ambos te permitirá una gran versatilidad.</text:span></text:p>
      <text:p text:style-name="P85"/>
      <text:p text:style-name="P85"/>
      <text:p text:style-name="P85"/>
      <text:p text:style-name="P83"/>
      <text:p text:style-name="P35"/>
      <text:p text:style-name="P35"/>
      <text:p text:style-name="P35"/>
      <text:p text:style-name="P50"/>
      <text:list xml:id="list225334484387103" text:continue-list="list5912746453260296433" text:style-name="L1">
        <text:list-item>
          <text:p text:style-name="P99"/>
        </text:list-item>
      </text:list>
      <text:p text:style-name="P4"/>
      <text:p text:style-name="P24">Linux y el Software Libre</text:p>
      <text:p text:style-name="P4"/>
      <text:p text:style-name="P4"/>
      <text:p text:style-name="P4">Contenidos:</text:p>
      <text:p text:style-name="P4"/>
      <text:p text:style-name="P25">2.1. Linux: Una historia de éxito</text:p>
      <text:p text:style-name="P25">2.2. ¿Libre o de Código Abierto?</text:p>
      <text:p text:style-name="P25">2.2.1. Copyright y Software Libre</text:p>
      <text:p text:style-name="P25">2.2.2. Licencias</text:p>
      <text:p text:style-name="P25">2.2.3. El GPL</text:p>
      <text:p text:style-name="P25">2.2.4. Otras Licencias</text:p>
      <text:p text:style-name="P25">2.3. Importancia del Software Libre</text:p>
      <text:p text:style-name="P25">2.3.1. <text:span text:style-name="T109">Visión General</text:span></text:p>
      <text:p text:style-name="P26">2.3.2. Herramientas de oficina.</text:p>
      <text:p text:style-name="P26">2.3.3. Herramientas gráficas y multimedia</text:p>
      <text:p text:style-name="P26">2.3.4. Servicios de Internet</text:p>
      <text:p text:style-name="P26">2.3.5. Infraestructura de software</text:p>
      <text:p text:style-name="P26">2.3.6. Lenguajes de Programación y Desarrollo</text:p>
      <text:p text:style-name="P26">2.4. Importantes distribuciones Linux</text:p>
      <text:p text:style-name="P26">2.4.1. Visión General</text:p>
      <text:p text:style-name="P26">2.4.2. Red Hat</text:p>
      <text:p text:style-name="P26">2.4.3. SUSE</text:p>
      <text:p text:style-name="P26">2.4.4. Debian</text:p>
      <text:p text:style-name="P26">2.4.5. Ubuntu</text:p>
      <text:p text:style-name="P26">2.4.6. Otras</text:p>
      <text:p text:style-name="P26">2.4.7. Diferencias y Similitudes</text:p>
      <text:p text:style-name="P25"/>
      <text:p text:style-name="P6">Objetivos:</text:p>
      <text:list xml:id="list3283301992454554115" text:style-name="L6">
        <text:list-item>
          <text:p text:style-name="P106">Conocimientos básicos de los principios de Linux y el software Libre</text:p>
        </text:list-item>
        <text:list-item>
          <text:p text:style-name="P107">Haber oido de las aplicaciones más importantes del software libre.</text:p>
        </text:list-item>
        <text:list-item>
          <text:p text:style-name="P107">Haber oido de las distribuciones Linux más importantes</text:p>
        </text:list-item>
      </text:list>
      <text:p text:style-name="P8"/>
      <text:p text:style-name="P8">Prerrequisitos:</text:p>
      <text:p text:style-name="P8"/>
      <text:list xml:id="list4035571895778810237" text:style-name="L7">
        <text:list-item>
          <text:p text:style-name="P109">Conocimientos básicos acerca de computadores y sistemas operativos.</text:p>
        </text:list-item>
      </text:list>
      <text:p text:style-name="P36"/>
      <text:p text:style-name="P36"/>
      <text:p text:style-name="P41"/>
      <text:p text:style-name="P51"/>
      <text:p text:style-name="P42"><text:span text:style-name="T87">2.</text:span><text:span text:style-name="T86">1. Linux: Una historia de éxito:</text:span></text:p>
      <text:p text:style-name="P37"/>
      <text:p text:style-name="P37">En el verano de 1991, Linus torvalds, quien tenía 21 años en aquel tiempo, estudiante de ciencias de la computación en la universidad de Helsinki, Findlandia. Tenia una computadora 386 con la que experimentaba y se divertía escribiendo un emulador de terminal que corria directamente sobre el hardware sin un sistema operativo, y le permitía acceder al sistema Unix de la universidad. Este programa se convertiría en el primer Kernel del sistema operativo Linux.</text:p>
      <text:p text:style-name="P37"/>
      <text:p text:style-name="P46"><text:span text:style-name="T93">En este punto Unix llevaba ya cerca de 20 años, </text:span><text:span text:style-name="T94">y era el sistema operativo de elección en cualquier lugar donde se hiciera desarrollo e investigación científica – los equipos de trabajo de aquel tiempo corrian exclusivamente en varias versiones de Unix.</text:span></text:p>
      <text:p text:style-name="P30"/>
      <text:p text:style-name="P47"><text:span text:style-name="T93">Unix en sí mismo comenzó como un proyecto-hobbie de Ken Thompson y Dennis Ritchie en los laboratorios de Bell, el gigante de las telecomunicaciones AT&amp;T. Este fue mutando rápidamente en muchos sistemas útiles y desde el principio fue escrito en lenguaje en su mayor parte en C, este podría ser llevado rápidamente a otras plataformas computacionales similares al original PDP-11. Además, durante los años 70 AT&amp;T fue forzado por un decreto de consentimiento a abstener a vender software, entonces Unix fue dado sin costo y sin soporte – </text:span><text:span text:style-name="T95">Al ser un sistema pequeño y bastante sencillo de entender, se convirtió en un popular caso de estudio en los seminarios de muchas universidades.</text:span></text:p>
      <text:p text:style-name="P31"/>
      <text:p text:style-name="P48"><text:span text:style-name="T93">A finales del los 70, estudiantes de la universidad de califormia en Berkeley llevaron Unix a el VAX, el sucesor de PDP-11, e introdujeron varias mejoras que comenzaron a distribuirse como </text:span><text:span text:style-name="T92">BSD (Berkeley Software Distribution). Varias versiones de BSD aun existen hoy en día.</text:span></text:p>
      <text:p text:style-name="P40"/>
      <text:p text:style-name="P48"><text:span text:style-name="T92">Para desarrollar la primera versión de Linux, Linus utilizó </text:span><text:span text:style-name="T93">“Minix”</text:span><text:span text:style-name="T92">, un sistema operativo Unix escrito por Andrew S. Tanenbaum para propósitos de enseñanza. Minix se mantenía deliberadamente simple, pero no era gratuito, entonces no representaba un sistema operativo serio.</text:span></text:p>
      <text:p text:style-name="P37"/>
      <text:p text:style-name="P43"><text:span text:style-name="T86">En agosto de 1991, Linus anunc</text:span><text:span text:style-name="T88">ia su proyecto al público en general e invita al resto del mundo a unirse. En este punto el sistema funcionaba como una alternativa al sistema operativo kernel de Minix.</text:span></text:p>
      <text:p text:style-name="P38"/>
      <text:p text:style-name="P32">En este tiempo el sistema no tenía un nombre propio. Linus lo llamó “Freax” (como una palabra derivada de “freak” y Unix); el cuenta que consideró llamarlo “Linux” pero que le pareció muy ego centrista y lo descartó. Cuando Linus subió su sistema al servidor FTP de la universidad, su colega, Ari Lemmke, a quien no le gustaba el nombre de Freax, se tomó la libertad de renombrarlo Linux.</text:p>
      <text:p text:style-name="P38"/>
      <text:p text:style-name="P44"><text:span text:style-name="T86">Linux generó un gran interés en muchos voluntarios decididos a colaborar. Linux 0.99, la primera versión licenciada bajo el GPL, aparece en </text:span><text:span text:style-name="T89">d</text:span><text:span text:style-name="T86">iciembre de 1992 y </text:span><text:span text:style-name="T89">muestra un sistema operativo bastante completo con la funcionalidad y simpleza de Unix.</text:span></text:p>
      <text:p text:style-name="P39"/>
      <text:p text:style-name="P39"><text:s text:c="5"/>Linux 2.0 aparece a principios de 1996 y presenta algunas características nuevas e importantes, como el soporte para multiprocesos y la habilidad de cargar módulos del kernel en tiempo de ejecución – una importante innovación que muestra el camino para distribuciones Linux amigables.</text:p>
      <text:p text:style-name="P39"/>
      <text:p text:style-name="P49"><text:span text:style-name="T96">O</text:span><text:span text:style-name="T93">tra nueva característica incluida en Linux 2.0 fue “tux”, el pingüino, como la mascota oficial de Linux. Linus Torvals había sido atacado por un pingüino en Australia, lo que lo dejó muy </text:span><text:soft-page-break/><text:span text:style-name="T93">impresionado. El iconico pingüino sentado con patas amarillas y pico fue dibujado por Larry Ewing y disponible para la comunidad.</text:span></text:p>
      <text:p text:style-name="P39"/>
      <text:p text:style-name="P45"><text:span text:style-name="T89">L</text:span><text:span text:style-name="T86">inux 2.6 </text:span><text:span text:style-name="T90">mostró una reorganización en el proceso de desarrollo. Mientras, anteriormente, los números de versión con su segundo componente impar (por ejemplo “2.3”) fue considerada como la versión en desarrollo y aquellos cuyo segundo componente era par (por ejemplo “2.0”) eran considerados como la versión estable disponible para los usuarios, los desarrolladores Linux </text:span><text:span text:style-name="T91">resolvieron evitar que las versiones de desarrollo y estables divergieran en gran medida como se vio <text:s/>antes. Comenzando por Linux 2.6, no hay una gran separación entre la línea de desarrollo del kernel, las nuevas características eran incluidas en la siguiente versión y son probadas extensamente antes que sea lanzada la versión oficial.</text:span></text:p>
      <text:p text:style-name="P39"/>
      <text:p text:style-name="P39"><text:s text:c="5"/><text:span text:style-name="T110">En julio del 2011, linus declaro la preparación de la versión, 2.6.40, “Linux 3.0” - supuestamente para simplificar la numeración, ya que no hubieron cambios notables.</text:span></text:p>
      <text:p text:style-name="P39"/>
      <text:p text:style-name="P39"><text:s text:c="5"/><text:span text:style-name="T110">El proyecto “Linux” no ha terminado al día de hoy. Linux es constantemente expandido y mejorado por miles de programadores a través del mundo, quienes sirven satisfactoriamente a muchos millones de usuarios. No podemos decir que el sistema esta siendo desarrollado “</text:span><text:span text:style-name="T9">solamente</text:span><text:span text:style-name="T110">” por estudiantes y otros usuarios amateur, ya que muchas personas que trabajan en el Kernel Linux tienen importantes posiciones en la industria de la computación y un buen número de los más respetables desarrolladores. Podemos decir justificadamente que Linux es el sistema operativo con el soporte de hardware más versátil, no solo juzgando por la variedad de plataformas en las que se ejecuta (incluyendo smartphones y gigantescas mainframes), sino también por la habilidad de manejar el hardware, por ejemplo las de plataforma Intel PC. Linux también sirve como un vehículo para el desarrollo e investigación de nuevas ideas académicas y en la industria, Es sin duda el sistema operativo más innovador disponible hoy en día.</text:span></text:p>
      <text:p text:style-name="P39"/>
      <text:p text:style-name="P39"><text:s text:c="5"/><text:span text:style-name="T111">La versatilidad de Linux también hace de este la elección para aplicaciones de virtualización y “</text:span><text:span text:style-name="T10">cloud computing”. </text:span><text:span text:style-name="T111">La virtualización hace posible simular, sobre una computadora, muchas otras computadoras que usan su propio sistema operativo y funcionan como una computadora real. Esto conduce a un más eficiente uso de los recursos y mayor flexibilidad: La virtualización de infraestructura hace posible “</text:span><text:span text:style-name="T10">migrar”</text:span><text:span text:style-name="T111"> maquinas virtuales muy rápidamente de una máquina física a otra, y esto nos permite como operador de esta infraestructura reaccionar convenientemente a situaciones de carga o mal funcionamiento. Basado en esto, la </text:span><text:span text:style-name="T11">cloud computing </text:span><text:span text:style-name="T112">es la idea de proporcionar mayores características de computo </text:span><text:span text:style-name="T12">a pedido</text:span><text:span text:style-name="T113"> del cliente, lo que permite a las empresas no tener la necesidad de comprar grandes centros computacionales que solo se usan en su máxima capacidad en periodos muy cortos o de máxima demanda. La </text:span><text:span text:style-name="T13">cloud computing </text:span><text:span text:style-name="T114">permite a sus clientes usar máquinas virtuales a través del internet, y pagarlos luego en base al uso actual, esto puede llevar a un gran ahorro comparándolo con el mantenimiento “</text:span><text:span text:style-name="T14">real</text:span><text:span text:style-name="T115">” de un centro de cómputo, especialmente cuando consideramos que como cliente deberás considerar no solo el pago por la instalación inicial, también al personal, material y energía para mantener el servicio 24/7.</text:span></text:p>
      <text:p text:style-name="P39"/>
      <text:p text:style-name="P111">2.2 ¿Libre o Código abierto?</text:p>
      <text:p text:style-name="P111"/>
      <text:p text:style-name="P112">2.2.1. <text:span text:style-name="T19">Copyright y “Software Libre”</text:span></text:p>
      <text:p text:style-name="P112"><text:span text:style-name="T23"/></text:p>
      <text:p text:style-name="P112">Durante la edad media, <text:span text:style-name="T116">la copia de libros y otros escritos era muy difícil de hacer. Uno necesitaba encontrar alguien que supiera escribir y que tuviera el tiempo para hacerlo – Esto hacia que grandes proyectos , como la copia de biblias, quedaron bajo el dominio de los monasterios (los monjes sabían cómo escribir y tenían el tiempo para hacerlo). La invención de la imprenta en el siglo XVI generó un problema:repentinamente realizar una copia se hizo considerablemente simple y barata (al menos si se tenía una imprenta), y las imprentas </text:span><text:soft-page-break/><text:span text:style-name="T116">editoriales comenzaron a copiar todo que consideraron podría generarles un ingreso. Los autores no tenían ningún derecho sobre sus obras; eran afortunados si los publicistas le pagaban unas monedas por imprimir sus trabajos. La reimpresión de las publicaciones también generaba que los publicistas originales se sintieran engañados cuando otros tomaban sus publicaciones sin realizar alguna compensación. Esto llevo a muchos a solicitar al gobierno privilegios especiales para obtener derechos exclusivos sobre ciertas publicaciones. El gobierno no objeto esto ya que las reglas ayudaron mantener bajo control las publicaciones que se realizaban bajo su supervisión. Con el tiempo, estos “</text:span><text:span text:style-name="T15">privilegios</text:span><text:span text:style-name="T117">” junto con otras características <text:s/>como la (loable) idea de otorgar a los autores el derecho a un pago por su trabajo, se transformó en el concepto moderno de </text:span><text:span text:style-name="T15">“Copyright” (o, de forma más general, “derechos de autor”)</text:span><text:span text:style-name="T117">.</text:span></text:p>
      <text:p text:style-name="P112"/>
      <text:p text:style-name="P112"><text:s text:c="5"/><text:span text:style-name="T117">El Copyright esencialmente significa que el creador de un trabajo, ya sea un libro, una pintura, …, tiene el derecho de determinar que ocurrirá con su trabajo. Como autor, el puede otorgar (o en la práctica, venderlo a) a un publicista los derechos de impresión y publicación de un libro; El editor gana dinero, mientras que el autor no tiene que preocuparse por la impresión, publicidad, envío, etc., ambas partes ganan.</text:span></text:p>
      <text:p text:style-name="P112"/>
      <text:p text:style-name="P112"><text:s text:c="5"/><text:span text:style-name="T118">Durante el siglo XX (aproximadamente), el concepto de copyright se convirtió en un principio internacionalmente aceptado y se extendió a otros tipos de trabajo como la música y las películas.</text:span></text:p>
      <text:p text:style-name="P112"/>
      <text:p text:style-name="P112"><text:s text:c="5"/><text:span text:style-name="T119">Con la llegada de las computadoras y el internet a fines del siglo XX la situación cambió mucho: mientras que el propósito del <text:s/>Copyright permitía proteger las ediciones de otros editores (las personas comenzaron a duplicar libros, musica y películas a una escala relevante comercial), entonces cualquier persona <text:s/>con un computador podía duplicar contenido digital (como software, <text:s/>libros, musica o películas en formato digital) tanto como quisiera y sin perder la calidad – un desastre para las compañías editoras, discográficas, cinematográficas o compañías de software, ya que su modelo de negocio, estaba basada en la venta de libros o Cds. Desde entonces el </text:span><text:span text:style-name="T16">contenido industrial</text:span><text:span text:style-name="T120"> ha sido protegido por la layes del Copyright y altas penalidades para las </text:span><text:span text:style-name="T16">copias piratas</text:span><text:span text:style-name="T120">, </text:span></text:p>
      <text:p text:style-name="P39"/>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1:52:16.265644296</meta:creation-date>
    <dc:date>2019-03-13T22:52:23.872151920</dc:date>
    <meta:editing-duration>PT3H25M51S</meta:editing-duration>
    <meta:editing-cycles>41</meta:editing-cycles>
    <meta:generator>LibreOffice/5.2.7.2$Linux_X86_64 LibreOffice_project/20m0$Build-2</meta:generator>
    <meta:document-statistic meta:table-count="0" meta:image-count="0" meta:object-count="0" meta:page-count="12" meta:paragraph-count="125" meta:word-count="5589" meta:character-count="35617" meta:non-whitespace-character-count="30007"/>
  </office:meta>
</office:document-meta>
</file>